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OpenSymbol" svg:font-family="OpenSymbol"/>
    <style:font-face style:name="Times New Roman2" svg:font-family="'Times New Roman'"/>
    <style:font-face style:name="Times New Roman1" svg:font-family="'Times New Roman', serif"/>
    <style:font-face style:name="apple-system" svg:font-family="apple-system, BlinkMacSystemFont, 'Segoe UI', Roboto, 'Helvetica Neue', Arial, 'Noto Sans', sans-serif, 'Apple Color Emoji', 'Segoe UI Emoji', 'Segoe UI Symbol', 'Noto Color Emoji'"/>
    <style:font-face style:name="inherit" svg:font-family="inheri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paragraph-properties fo:margin-left="0.7291in" fo:margin-right="0.7291in" fo:margin-top="0in" fo:margin-bottom="0.2083in" style:contextual-spacing="false" fo:line-height="120%" fo:text-align="start" style:justify-single-word="false" fo:text-indent="0in" style:auto-text-indent="false" fo:padding="0in" fo:border="none"/>
      <style:text-properties style:font-name="Arial" fo:letter-spacing="0.0102in" fo:font-weight="bold"/>
    </style:style>
    <style:style style:name="P2" style:family="paragraph" style:parent-style-name="Heading_20_2">
      <style:paragraph-properties fo:margin-left="0.7291in" fo:margin-right="0.7291in" fo:margin-top="0in" fo:margin-bottom="0.2083in" style:contextual-spacing="false" fo:line-height="120%" fo:text-align="start" style:justify-single-word="false" fo:text-indent="0in" style:auto-text-indent="false" fo:padding="0in" fo:border="none"/>
      <style:text-properties style:font-name="Arial" fo:font-size="19.5pt" fo:letter-spacing="0.0102in" fo:font-weight="bold"/>
    </style:style>
    <style:style style:name="P3" style:family="paragraph" style:parent-style-name="Heading_20_2">
      <style:paragraph-properties fo:margin-left="0in" fo:margin-right="0in" fo:margin-top="0in" fo:margin-bottom="0.2083in" style:contextual-spacing="false" fo:line-height="120%" fo:text-align="start" style:justify-single-word="false" fo:orphans="2" fo:widows="2" fo:text-indent="0in" style:auto-text-indent="false"/>
      <style:text-properties fo:font-variant="normal" fo:text-transform="none" fo:color="#212529" style:font-name="apple-system" fo:font-size="19.5pt" fo:letter-spacing="0.0102in" fo:font-style="normal" fo:font-weight="bold"/>
    </style:style>
    <style:style style:name="P4" style:family="paragraph" style:parent-style-name="Heading_20_2">
      <style:paragraph-properties fo:text-align="start" style:justify-single-word="false" fo:break-before="page" fo:background-color="transparent">
        <style:background-image/>
      </style:paragraph-properties>
      <style:text-properties style:font-name="apple-system" officeooo:paragraph-rsid="0006db42"/>
    </style:style>
    <style:style style:name="P5" style:family="paragraph" style:parent-style-name="Heading_20_2">
      <style:paragraph-properties fo:text-align="start" style:justify-single-word="false" fo:background-color="transparent">
        <style:background-image/>
      </style:paragraph-properties>
      <style:text-properties style:use-window-font-color="true" style:font-name="apple-system" officeooo:paragraph-rsid="0006db42"/>
    </style:style>
    <style:style style:name="P6" style:family="paragraph" style:parent-style-name="Heading_20_2">
      <style:paragraph-properties fo:text-align="start" style:justify-single-word="false" fo:background-color="transparent">
        <style:background-image/>
      </style:paragraph-properties>
      <style:text-properties fo:font-variant="normal" fo:text-transform="none" fo:color="#212529" style:font-name="apple-system" fo:font-size="19.5pt" fo:letter-spacing="0.0102in" fo:font-style="normal" fo:font-weight="bold" officeooo:paragraph-rsid="0006db42"/>
    </style:style>
    <style:style style:name="P7" style:family="paragraph" style:parent-style-name="Heading_20_4">
      <style:paragraph-properties fo:margin-left="0in" fo:margin-right="0in" fo:margin-top="0in" fo:margin-bottom="0in" style:contextual-spacing="false" fo:line-height="120%" fo:text-align="center" style:justify-single-word="false" fo:text-indent="0in" style:auto-text-indent="false" fo:padding="0in" fo:border="none"/>
    </style:style>
    <style:style style:name="P8" style:family="paragraph" style:parent-style-name="Heading_20_4">
      <style:paragraph-properties fo:margin-left="0in" fo:margin-right="0in" fo:margin-top="0in" fo:margin-bottom="0.0835in" style:contextual-spacing="false" fo:line-height="120%" fo:text-align="start" style:justify-single-word="false" fo:orphans="2" fo:widows="2" fo:text-indent="0in" style:auto-text-indent="false"/>
      <style:text-properties fo:font-variant="normal" fo:text-transform="none" fo:color="#212529" style:font-name="apple-system" fo:font-size="13.5pt" fo:letter-spacing="normal" fo:font-style="normal" fo:font-weight="bold"/>
    </style:style>
    <style:style style:name="P9" style:family="paragraph" style:parent-style-name="Heading_20_3">
      <style:text-properties style:font-name="Arial" fo:font-size="22.5pt" fo:font-weight="bold" fo:background-color="#ffb62a"/>
    </style:style>
    <style:style style:name="P10" style:family="paragraph" style:parent-style-name="Heading_20_3">
      <style:paragraph-properties fo:margin-left="0in" fo:margin-right="0in" fo:margin-top="0in" fo:margin-bottom="0.0835in" style:contextual-spacing="false" fo:line-height="120%" fo:text-align="start" style:justify-single-word="false" fo:orphans="2" fo:widows="2" fo:text-indent="0in" style:auto-text-indent="false"/>
    </style:style>
    <style:style style:name="P11" style:family="paragraph" style:parent-style-name="Heading_20_3">
      <style:paragraph-properties fo:margin-left="0in" fo:margin-right="0in" fo:margin-top="0in" fo:margin-bottom="0.0835in" style:contextual-spacing="false" fo:line-height="120%" fo:text-align="start" style:justify-single-word="false" fo:orphans="2" fo:widows="2" fo:text-indent="0in" style:auto-text-indent="false"/>
      <style:text-properties fo:font-variant="normal" fo:text-transform="none" fo:color="#212529" style:font-name="apple-system" fo:font-size="16.5pt" fo:letter-spacing="normal" fo:font-style="normal" fo:font-weight="bold"/>
    </style:style>
    <style:style style:name="P12" style:family="paragraph" style:parent-style-name="Heading_20_3">
      <style:paragraph-properties fo:margin-left="0.7291in" fo:margin-right="0.7291in" fo:margin-top="0in" fo:margin-bottom="0.0835in" style:contextual-spacing="false" fo:line-height="120%" fo:text-align="center" style:justify-single-word="false" fo:text-indent="0in" style:auto-text-indent="false" fo:padding="0in" fo:border="none"/>
      <style:text-properties style:font-name="Arial" fo:font-size="22.5pt" fo:font-weight="bold" fo:background-color="#ffb62a"/>
    </style:style>
    <style:style style:name="P13" style:family="paragraph" style:parent-style-name="Heading_20_3">
      <style:paragraph-properties fo:text-align="start" style:justify-single-word="false" fo:background-color="transparent">
        <style:background-image/>
      </style:paragraph-properties>
      <style:text-properties style:use-window-font-color="true" style:font-name="apple-system" officeooo:paragraph-rsid="0006db42"/>
    </style:style>
    <style:style style:name="P14" style:family="paragraph" style:parent-style-name="Heading_20_1">
      <style:text-properties fo:font-variant="normal" fo:text-transform="none" fo:color="#212529" style:font-name="Arial" fo:font-size="22.5pt" fo:letter-spacing="normal" fo:font-style="normal" fo:font-weight="bold"/>
    </style:style>
    <style:style style:name="P15" style:family="paragraph" style:parent-style-name="Heading_20_1">
      <style:text-properties fo:text-transform="uppercase" fo:color="#ffffff" style:font-name="Arial" fo:letter-spacing="0.0102in" fo:font-style="normal" fo:font-weight="bold" officeooo:paragraph-rsid="0006db42"/>
    </style:style>
    <style:style style:name="P16" style:family="paragraph" style:parent-style-name="Heading_20_1">
      <style:text-properties style:font-name="Arial" officeooo:paragraph-rsid="0006db42"/>
    </style:style>
    <style:style style:name="P17" style:family="paragraph" style:parent-style-name="Heading_20_1">
      <style:paragraph-properties fo:background-color="#000080">
        <style:background-image/>
      </style:paragraph-properties>
      <style:text-properties fo:font-variant="normal" fo:text-transform="none" fo:color="#ffffff" style:font-name="Arial" fo:letter-spacing="0.0102in" fo:font-style="normal" fo:font-weight="bold" officeooo:paragraph-rsid="0006db42"/>
    </style:style>
    <style:style style:name="P18" style:family="paragraph" style:parent-style-name="Heading_20_1">
      <style:paragraph-properties fo:background-color="#000080">
        <style:background-image/>
      </style:paragraph-properties>
      <style:text-properties style:font-name="apple-system" officeooo:paragraph-rsid="0006db42"/>
    </style:style>
    <style:style style:name="P19" style:family="paragraph" style:parent-style-name="Heading_20_1">
      <style:paragraph-properties fo:text-align="start" style:justify-single-word="false" fo:background-color="transparent">
        <style:background-image/>
      </style:paragraph-properties>
      <style:text-properties fo:font-variant="normal" fo:text-transform="none" style:use-window-font-color="true" style:font-name="apple-system" fo:letter-spacing="0.0102in" fo:font-style="normal" fo:font-weight="bold" officeooo:paragraph-rsid="0006db42"/>
    </style:style>
    <style:style style:name="P20" style:family="paragraph" style:parent-style-name="Text_20_body">
      <style:paragraph-properties fo:orphans="2" fo:widows="2"/>
      <style:text-properties fo:font-variant="normal" fo:text-transform="none" fo:color="#000000" style:font-name="Times New Roman2" fo:font-size="14pt" fo:letter-spacing="normal" fo:font-style="normal" fo:font-weight="normal"/>
    </style:style>
    <style:style style:name="P21" style:family="paragraph" style:parent-style-name="Text_20_body">
      <style:text-properties officeooo:paragraph-rsid="0006db42"/>
    </style:style>
    <style:style style:name="P22" style:family="paragraph" style:parent-style-name="Text_20_body">
      <style:text-properties style:font-name="Arial" officeooo:paragraph-rsid="0006db42"/>
    </style:style>
    <style:style style:name="P23" style:family="paragraph" style:parent-style-name="Text_20_body">
      <style:paragraph-properties fo:orphans="2" fo:widows="2"/>
    </style:style>
    <style:style style:name="P24" style:family="paragraph" style:parent-style-name="Text_20_body">
      <style:paragraph-properties fo:margin-left="0in" fo:margin-right="0in" fo:margin-top="0in" fo:margin-bottom="0.1252in" style:contextual-spacing="false" style:line-height-at-least="0.2291in" fo:text-align="justify" style:justify-single-word="false" fo:orphans="2" fo:widows="2" fo:text-indent="0in" style:auto-text-indent="false"/>
    </style:style>
    <style:style style:name="P25" style:family="paragraph" style:parent-style-name="Text_20_body">
      <style:paragraph-properties fo:margin-left="0in" fo:margin-right="0in" fo:margin-top="0in" fo:margin-bottom="0.1252in" style:contextual-spacing="false" style:line-height-at-least="0.2291in" fo:text-align="start" style:justify-single-word="false" fo:orphans="2" fo:widows="2" fo:text-indent="0in" style:auto-text-indent="false"/>
    </style:style>
    <style:style style:name="P26" style:family="paragraph" style:parent-style-name="Text_20_body">
      <style:paragraph-properties fo:margin-left="0in" fo:margin-right="0in" fo:margin-top="0in" fo:margin-bottom="0.1252in" style:contextual-spacing="false" style:line-height-at-least="0.2291in" fo:text-align="justify" style:justify-single-word="false" fo:orphans="2" fo:widows="2" fo:text-indent="0in" style:auto-text-indent="false"/>
      <style:text-properties fo:font-variant="normal" fo:text-transform="none" fo:color="#212529" style:font-name="apple-system" fo:font-size="12pt" fo:letter-spacing="normal" fo:font-style="normal" fo:font-weight="normal"/>
    </style:style>
    <style:style style:name="P27" style:family="paragraph" style:parent-style-name="Text_20_body">
      <style:paragraph-properties fo:margin-left="0in" fo:margin-right="0in" fo:margin-top="0in" fo:margin-bottom="0.1252in" style:contextual-spacing="false" style:line-height-at-least="0.2291in" fo:text-align="justify" style:justify-single-word="false" fo:orphans="2" fo:widows="2" fo:text-indent="0in" style:auto-text-indent="false"/>
      <style:text-properties fo:font-variant="normal" fo:text-transform="none" fo:color="#212529" style:font-name="Arial" fo:font-size="12pt" fo:letter-spacing="normal" fo:font-style="normal" fo:font-weight="normal"/>
    </style:style>
    <style:style style:name="P28" style:family="paragraph" style:parent-style-name="Text_20_body">
      <style:paragraph-properties fo:margin-left="0in" fo:margin-right="0in" fo:margin-top="0in" fo:margin-bottom="0.1252in" style:contextual-spacing="false" style:line-height-at-least="0.2291in" fo:text-align="justify" style:justify-single-word="false" fo:orphans="2" fo:widows="2" fo:text-indent="0in" style:auto-text-indent="false"/>
      <style:text-properties fo:font-variant="normal" fo:text-transform="none" fo:color="#212529" fo:letter-spacing="normal"/>
    </style:style>
    <style:style style:name="P29" style:family="paragraph" style:parent-style-name="Text_20_body">
      <style:paragraph-properties fo:margin-left="0in" fo:margin-right="0in" fo:margin-top="0in" fo:margin-bottom="0.1252in" style:contextual-spacing="false" style:line-height-at-least="0.2291in" fo:text-align="justify" style:justify-single-word="false" fo:text-indent="0in" style:auto-text-indent="false" fo:padding="0in" fo:border="none"/>
    </style:style>
    <style:style style:name="P30" style:family="paragraph" style:parent-style-name="Text_20_body">
      <style:paragraph-properties fo:margin-left="0in" fo:margin-right="0in" fo:margin-top="0in" fo:margin-bottom="0.1252in" style:contextual-spacing="false" style:line-height-at-least="0.2291in" fo:text-align="justify" style:justify-single-word="false" fo:orphans="2" fo:widows="2" fo:text-indent="0in" style:auto-text-indent="false" fo:padding="0in" fo:border="none"/>
    </style:style>
    <style:style style:name="P31" style:family="paragraph" style:parent-style-name="Text_20_body">
      <style:paragraph-properties fo:margin-left="0in" fo:margin-right="0in" fo:margin-top="0in" fo:margin-bottom="0.1252in" style:contextual-spacing="false" style:line-height-at-least="0.2291in" fo:text-align="justify" style:justify-single-word="false" fo:orphans="2" fo:widows="2" fo:text-indent="0in" style:auto-text-indent="false" fo:padding="0in" fo:border="none"/>
      <style:text-properties fo:font-variant="normal" fo:text-transform="none" fo:color="#212529" style:font-name="Arial" fo:font-size="12pt" fo:letter-spacing="normal" fo:font-style="normal" fo:font-weight="normal"/>
    </style:style>
    <style:style style:name="P32" style:family="paragraph" style:parent-style-name="Text_20_body">
      <style:paragraph-properties fo:margin-left="0in" fo:margin-right="0in" fo:margin-top="0in" fo:margin-bottom="0.1252in" style:contextual-spacing="false" style:line-height-at-least="0.2291in" fo:text-align="justify" style:justify-single-word="false" fo:text-indent="0in" style:auto-text-indent="false" fo:padding="0in" fo:border="none"/>
      <style:text-properties style:font-name="Arial" fo:letter-spacing="normal"/>
    </style:style>
    <style:style style:name="P33" style:family="paragraph" style:parent-style-name="Text_20_body" style:list-style-name="L4">
      <style:paragraph-properties fo:margin-top="0in" fo:margin-bottom="0.0835in" style:contextual-spacing="false" fo:text-align="start" style:justify-single-word="false" fo:orphans="2" fo:widows="2"/>
      <style:text-properties fo:font-variant="normal" fo:text-transform="none" fo:color="#212529" style:font-name="apple-system" fo:font-size="12pt" fo:letter-spacing="normal" fo:font-style="normal" fo:font-weight="normal"/>
    </style:style>
    <style:style style:name="P34" style:family="paragraph" style:parent-style-name="Text_20_body" style:list-style-name="L5">
      <style:paragraph-properties fo:margin-top="0in" fo:margin-bottom="0.0835in" style:contextual-spacing="false" fo:text-align="start" style:justify-single-word="false" fo:orphans="2" fo:widows="2"/>
      <style:text-properties fo:font-variant="normal" fo:text-transform="none" fo:color="#212529" style:font-name="apple-system" fo:font-size="12pt" fo:letter-spacing="normal" fo:font-style="normal" fo:font-weight="normal"/>
    </style:style>
    <style:style style:name="P35" style:family="paragraph" style:parent-style-name="Text_20_body">
      <style:paragraph-properties fo:margin-top="0in" fo:margin-bottom="0.0835in" style:contextual-spacing="false" fo:padding="0in" fo:border="none"/>
      <style:text-properties style:font-name="Arial"/>
    </style:style>
    <style:style style:name="P36" style:family="paragraph" style:parent-style-name="Text_20_body" style:list-style-name="L1">
      <style:paragraph-properties fo:margin-top="0in" fo:margin-bottom="0.1563in" style:contextual-spacing="false" fo:text-align="start" style:justify-single-word="false" fo:orphans="2" fo:widows="2"/>
    </style:style>
    <style:style style:name="P37" style:family="paragraph" style:parent-style-name="Text_20_body" style:list-style-name="L1">
      <style:paragraph-properties fo:margin-top="0in" fo:margin-bottom="0.1563in" style:contextual-spacing="false" fo:text-align="start" style:justify-single-word="false" fo:orphans="2" fo:widows="2"/>
      <style:text-properties fo:font-variant="normal" fo:text-transform="none" fo:color="#212529" style:font-name="Arial" fo:font-size="10.5pt" fo:letter-spacing="normal" fo:font-style="normal" fo:font-weight="normal"/>
    </style:style>
    <style:style style:name="P38" style:family="paragraph" style:parent-style-name="Text_20_body" style:list-style-name="L2">
      <style:paragraph-properties fo:margin-top="0in" fo:margin-bottom="0.1043in" style:contextual-spacing="false" fo:padding="0in" fo:border="none"/>
    </style:style>
    <style:style style:name="P39" style:family="paragraph" style:parent-style-name="Text_20_body">
      <style:paragraph-properties fo:padding="0in" fo:border="none"/>
      <style:text-properties style:font-name="Arial"/>
    </style:style>
    <style:style style:name="P40" style:family="paragraph" style:parent-style-name="Text_20_body" style:list-style-name="L3">
      <style:paragraph-properties fo:margin-left="0in" fo:margin-right="0.052in" fo:margin-top="0in" fo:margin-bottom="0in" style:contextual-spacing="false" fo:text-align="start" style:justify-single-word="false" fo:orphans="2" fo:widows="2" fo:text-indent="0in" style:auto-text-indent="false" fo:padding="0in" fo:border="none"/>
      <style:text-properties fo:font-variant="normal" fo:text-transform="none" fo:color="#ffffff" style:font-name="Arial" fo:font-size="10.5pt" fo:letter-spacing="normal" fo:font-style="normal" fo:font-weight="normal" fo:background-color="transparent"/>
    </style:style>
    <style:style style:name="P41" style:family="paragraph" style:parent-style-name="Text_20_body">
      <style:paragraph-properties fo:text-align="start" style:justify-single-word="false" fo:background-color="#000080">
        <style:background-image/>
      </style:paragraph-properties>
      <style:text-properties fo:color="#ffffff" style:font-name="apple-system" officeooo:paragraph-rsid="0006db42"/>
    </style:style>
    <style:style style:name="P42" style:family="paragraph" style:parent-style-name="Text_20_body">
      <style:paragraph-properties fo:text-align="start" style:justify-single-word="false" fo:background-color="transparent">
        <style:background-image/>
      </style:paragraph-properties>
      <style:text-properties style:use-window-font-color="true" style:font-name="apple-system" officeooo:paragraph-rsid="0006db42"/>
    </style:style>
    <style:style style:name="P43" style:family="paragraph" style:parent-style-name="Text_20_body">
      <style:paragraph-properties fo:text-align="start" style:justify-single-word="false" fo:background-color="transparent">
        <style:background-image/>
      </style:paragraph-properties>
      <style:text-properties fo:font-variant="normal" fo:text-transform="none" fo:color="#212529" style:font-name="apple-system" fo:font-size="12pt" fo:letter-spacing="normal" fo:font-style="normal" fo:font-weight="normal" officeooo:paragraph-rsid="0006db42"/>
    </style:style>
    <style:style style:name="P44" style:family="paragraph" style:parent-style-name="Standard">
      <style:text-properties style:font-name="Arial"/>
    </style:style>
    <style:style style:name="P45" style:family="paragraph" style:parent-style-name="Standard">
      <style:text-properties style:font-name="Arial" officeooo:paragraph-rsid="0006db42"/>
    </style:style>
    <style:style style:name="P46" style:family="paragraph" style:parent-style-name="Standard">
      <style:paragraph-properties fo:background-color="#000080">
        <style:background-image/>
      </style:paragraph-properties>
      <style:text-properties fo:font-variant="normal" fo:text-transform="none" fo:color="#ffffff" style:font-name="Arial" fo:letter-spacing="0.0102in" fo:font-style="normal" fo:font-weight="bold" officeooo:paragraph-rsid="0006db42"/>
    </style:style>
    <style:style style:name="P47" style:family="paragraph" style:parent-style-name="Standard">
      <style:paragraph-properties fo:margin-left="0in" fo:margin-right="0in" fo:orphans="2" fo:widows="2" fo:text-indent="0in" style:auto-text-indent="false"/>
    </style:style>
    <style:style style:name="P48" style:family="paragraph" style:parent-style-name="Standard">
      <style:paragraph-properties fo:text-align="start" style:justify-single-word="false" fo:background-color="transparent">
        <style:background-image/>
      </style:paragraph-properties>
      <style:text-properties style:use-window-font-color="true" style:font-name="apple-system" officeooo:paragraph-rsid="0006db42"/>
    </style:style>
    <style:style style:name="T1" style:family="text">
      <style:text-properties fo:font-weight="bold"/>
    </style:style>
    <style:style style:name="T2" style:family="text">
      <style:text-properties style:font-name="apple-system" fo:font-size="12pt" fo:font-style="normal" fo:font-weight="normal"/>
    </style:style>
    <style:style style:name="T3" style:family="text">
      <style:text-properties fo:font-size="12pt" officeooo:rsid="0006db42" fo:background-color="transparent"/>
    </style:style>
    <style:style style:name="T4" style:family="text">
      <style:text-properties fo:color="#212529" fo:font-size="12pt" fo:letter-spacing="normal" fo:font-weight="normal" fo:background-color="transparent"/>
    </style:style>
    <style:style style:name="T5" style:family="text">
      <style:text-properties fo:color="#212529" fo:font-size="12pt" fo:letter-spacing="normal" fo:font-weight="normal" officeooo:rsid="0006db42" fo:background-color="transparent"/>
    </style:style>
    <style:style style:name="T6" style:family="text">
      <style:text-properties fo:font-variant="normal" fo:text-transform="none" fo:color="#212529" style:font-name="apple-system" fo:font-size="12pt" fo:letter-spacing="normal" fo:font-style="normal" fo:font-weight="normal"/>
    </style:style>
    <style:style style:name="T7" style:family="text">
      <style:text-properties fo:font-variant="normal" fo:text-transform="none" fo:color="#212529" style:font-name="apple-system" fo:font-size="12pt" fo:letter-spacing="normal" fo:font-style="normal" fo:font-weight="normal" fo:background-color="transparent"/>
    </style:style>
    <style:style style:name="T8" style:family="text">
      <style:text-properties fo:font-variant="normal" fo:text-transform="none" fo:color="#212529" style:font-name="apple-system" fo:font-size="12pt" fo:letter-spacing="normal" fo:font-style="normal" fo:font-weight="bold"/>
    </style:style>
    <style:style style:name="T9" style:family="text">
      <style:text-properties fo:font-variant="normal" fo:text-transform="none" fo:color="#212529" style:font-name="apple-system" fo:font-size="12pt" fo:letter-spacing="normal" fo:font-style="normal" fo:font-weight="bold" officeooo:rsid="0006db42"/>
    </style:style>
    <style:style style:name="T10" style:family="text">
      <style:text-properties fo:font-variant="normal" fo:text-transform="none" fo:color="#212529" style:font-name="apple-system" fo:font-size="12pt" fo:letter-spacing="normal" fo:font-weight="normal" fo:background-color="transparent"/>
    </style:style>
    <style:style style:name="T11" style:family="text">
      <style:text-properties fo:font-variant="normal" fo:text-transform="none" fo:color="#212529" style:font-name="apple-system" fo:font-size="10.5pt" fo:letter-spacing="normal" fo:font-style="normal" fo:font-weight="normal"/>
    </style:style>
    <style:style style:name="T12" style:family="text">
      <style:text-properties fo:font-variant="normal" fo:text-transform="none" fo:color="#212529" style:font-name="apple-system" fo:font-size="16.5pt" fo:letter-spacing="normal" fo:font-style="normal" fo:font-weight="bold"/>
    </style:style>
    <style:style style:name="T13" style:family="text">
      <style:text-properties fo:font-variant="normal" fo:text-transform="none" fo:color="#212529" fo:font-size="12pt" fo:letter-spacing="normal" fo:font-style="normal" fo:font-weight="normal"/>
    </style:style>
    <style:style style:name="T14" style:family="text">
      <style:text-properties fo:font-variant="normal" fo:text-transform="none" fo:color="#212529" fo:font-size="12pt" fo:letter-spacing="normal" fo:font-style="normal" fo:font-weight="normal" fo:background-color="transparent"/>
    </style:style>
    <style:style style:name="T15" style:family="text">
      <style:text-properties fo:font-variant="normal" fo:text-transform="none" fo:color="#212529" fo:font-size="12pt" fo:letter-spacing="normal" fo:font-style="normal" fo:font-weight="normal" officeooo:rsid="0006db42"/>
    </style:style>
    <style:style style:name="T16" style:family="text">
      <style:text-properties fo:font-variant="normal" fo:text-transform="none" fo:color="#212529" fo:font-size="12pt" fo:letter-spacing="normal" fo:font-style="normal" fo:font-weight="bold"/>
    </style:style>
    <style:style style:name="T17" style:family="text">
      <style:text-properties fo:font-variant="normal" fo:text-transform="none" fo:color="#212529" fo:font-size="12pt" fo:letter-spacing="normal" fo:font-style="normal" fo:font-weight="bold" officeooo:rsid="0006db42"/>
    </style:style>
    <style:style style:name="T18" style:family="text">
      <style:text-properties fo:font-variant="normal" fo:text-transform="none" fo:color="#212529" fo:font-size="10.5pt" fo:letter-spacing="normal" fo:font-style="normal" fo:font-weight="normal"/>
    </style:style>
    <style:style style:name="T19" style:family="text">
      <style:text-properties fo:font-variant="normal" fo:text-transform="none" fo:color="#212529" style:font-name="Arial" fo:font-size="12pt" fo:letter-spacing="normal" fo:font-style="normal" fo:font-weight="normal"/>
    </style:style>
    <style:style style:name="T20" style:family="text">
      <style:text-properties fo:font-variant="normal" fo:text-transform="none" fo:color="#212529" style:font-name="Arial" fo:font-size="12pt" fo:letter-spacing="normal" fo:font-style="normal" fo:font-weight="bold"/>
    </style:style>
    <style:style style:name="T21" style:family="text">
      <style:text-properties fo:font-variant="normal" fo:text-transform="none" fo:color="#212529" style:font-name="Arial" fo:font-size="12pt" fo:letter-spacing="normal" fo:font-style="normal" fo:font-weight="bold" officeooo:rsid="0006db42"/>
    </style:style>
    <style:style style:name="T22" style:family="text">
      <style:text-properties fo:font-variant="normal" fo:text-transform="none" fo:color="#212529" style:font-name="Arial" fo:font-size="10.5pt" fo:letter-spacing="normal" fo:font-style="normal" fo:font-weight="normal"/>
    </style:style>
    <style:style style:name="T23" style:family="text">
      <style:text-properties fo:font-variant="normal" fo:text-transform="none" fo:color="#212529" style:font-name="Calibri" fo:font-size="18pt" fo:letter-spacing="0.0102in" fo:font-style="normal" fo:font-weight="bold" officeooo:rsid="0006db42"/>
    </style:style>
    <style:style style:name="T24" style:family="text">
      <style:text-properties fo:font-variant="normal" fo:text-transform="none" fo:color="#212529" style:font-name="Calibri" fo:font-size="10pt" fo:letter-spacing="normal" fo:font-style="normal" fo:font-weight="bold"/>
    </style:style>
    <style:style style:name="T25" style:family="text">
      <style:text-properties fo:font-variant="normal" fo:text-transform="none" fo:color="#212529" style:font-name="Calibri" fo:font-size="10pt" fo:letter-spacing="normal" fo:font-style="normal" fo:font-weight="normal"/>
    </style:style>
    <style:style style:name="T26" style:family="text">
      <style:text-properties fo:font-variant="normal" fo:text-transform="none" fo:color="#212529" style:font-name="Times New Roman1" fo:font-size="12pt" fo:letter-spacing="normal" fo:font-style="normal" fo:font-weight="normal"/>
    </style:style>
    <style:style style:name="T27" style:family="text">
      <style:text-properties fo:font-variant="normal" fo:text-transform="none" fo:color="#212529" fo:letter-spacing="normal"/>
    </style:style>
    <style:style style:name="T28" style:family="text">
      <style:text-properties fo:font-variant="normal" fo:text-transform="none" fo:color="#212529" fo:font-size="16.5pt" fo:letter-spacing="normal" fo:font-style="normal" fo:font-weight="bold" officeooo:rsid="0006db42"/>
    </style:style>
    <style:style style:name="T29" style:family="text">
      <style:text-properties fo:font-variant="normal" fo:text-transform="none" fo:color="#212529" fo:font-size="19.5pt" fo:letter-spacing="0.0102in" fo:font-style="normal" fo:font-weight="bold" officeooo:rsid="0006db42"/>
    </style:style>
    <style:style style:name="T30" style:family="text">
      <style:text-properties fo:font-variant="normal" fo:text-transform="none" fo:color="#4d0fd7" style:text-line-through-style="none" style:font-name="apple-system" fo:font-size="11.25pt" fo:letter-spacing="normal" fo:font-style="normal" style:text-underline-style="none" fo:font-weight="bold" style:text-blinking="false" fo:background-color="transparent"/>
    </style:style>
    <style:style style:name="T31" style:family="text">
      <style:text-properties fo:font-variant="normal" fo:text-transform="none" fo:color="#4d0fd7" style:text-line-through-style="none" style:font-name="apple-system" fo:font-size="12pt" fo:letter-spacing="normal" fo:font-style="normal" style:text-underline-style="none" fo:font-weight="normal" style:text-blinking="false" fo:background-color="transparent"/>
    </style:style>
    <style:style style:name="T32" style:family="text">
      <style:text-properties fo:font-variant="normal" fo:text-transform="none" fo:color="#4d0fd7" style:text-line-through-style="none" fo:font-size="11.25pt" fo:letter-spacing="normal" fo:font-style="normal" style:text-underline-style="none" fo:font-weight="bold" style:text-blinking="false" fo:background-color="transparent"/>
    </style:style>
    <style:style style:name="T33" style:family="text">
      <style:text-properties fo:font-variant="normal" fo:text-transform="none" fo:color="#4d0fd7" style:text-line-through-style="none" fo:font-size="11.25pt" fo:letter-spacing="normal" fo:font-style="normal" style:text-underline-style="none" fo:font-weight="bold" officeooo:rsid="0006db42" style:text-blinking="false" fo:background-color="transparent"/>
    </style:style>
    <style:style style:name="T34" style:family="text">
      <style:text-properties fo:font-variant="normal" fo:text-transform="none" fo:color="#4d0fd7" style:text-line-through-style="none" style:font-name="Arial" fo:font-size="11.25pt" fo:letter-spacing="normal" fo:font-style="normal" style:text-underline-style="none" fo:font-weight="bold" style:text-blinking="false" fo:background-color="transparent"/>
    </style:style>
    <style:style style:name="T35" style:family="text">
      <style:text-properties fo:font-variant="normal" fo:text-transform="none" fo:color="#ffffff" style:text-line-through-style="none" style:font-name="apple-system" fo:font-size="10.5pt" fo:letter-spacing="normal" fo:font-style="normal" style:text-underline-style="none" fo:font-weight="normal" style:text-blinking="false" fo:background-color="transparent"/>
    </style:style>
    <style:style style:name="T36" style:family="text">
      <style:text-properties fo:font-variant="normal" fo:text-transform="none" fo:color="#ffffff" fo:letter-spacing="0.0102in" fo:font-style="normal" fo:font-weight="bold" officeooo:rsid="0006db42"/>
    </style:style>
    <style:style style:name="T37" style:family="text">
      <style:text-properties fo:font-variant="normal" fo:text-transform="none" fo:letter-spacing="0.0102in" fo:font-style="normal" fo:font-weight="bold" officeooo:rsid="0006db42"/>
    </style:style>
    <style:style style:name="T38" style:family="text">
      <style:text-properties fo:font-variant="normal" fo:text-transform="none" fo:color="#000000" style:font-name="Times New Roman2" fo:font-size="14pt" fo:letter-spacing="normal" fo:font-style="normal" fo:font-weight="normal"/>
    </style:style>
    <style:style style:name="T39" style:family="text">
      <style:text-properties fo:font-variant="normal" fo:text-transform="none" fo:color="#000000" style:font-name="Times New Roman2" fo:font-size="14pt" fo:letter-spacing="normal" fo:font-style="normal" fo:font-weight="normal" officeooo:rsid="0006db42"/>
    </style:style>
    <style:style style:name="T40" style:family="text">
      <style:text-properties fo:font-variant="normal" fo:text-transform="none" fo:color="#000000" style:font-name="Times New Roman2" fo:font-size="14pt" fo:letter-spacing="normal" fo:font-style="normal" fo:font-weight="normal" style:font-name-asian="Times New Roman2" style:font-size-asian="14pt" style:font-style-asian="normal" style:font-weight-asian="normal" style:font-name-complex="Times New Roman2" style:font-size-complex="14pt" style:font-style-complex="normal" style:font-weight-complex="normal"/>
    </style:style>
    <style:style style:name="T41" style:family="text">
      <style:text-properties fo:letter-spacing="normal"/>
    </style:style>
    <style:style style:name="T42" style:family="text">
      <style:text-properties fo:letter-spacing="normal" fo:font-weight="bold"/>
    </style:style>
    <style:style style:name="T43" style:family="text">
      <style:text-properties fo:color="#4d0fd7" style:text-line-through-style="none" fo:font-size="11.25pt" fo:letter-spacing="normal" style:text-underline-style="none" fo:font-weight="bold" style:text-blinking="false" fo:background-color="transparent"/>
    </style:style>
    <style:style style:name="T44" style:family="text">
      <style:text-properties fo:color="#4d0fd7" style:text-line-through-style="none" style:font-name="Arial" fo:font-size="11.25pt" fo:letter-spacing="normal" style:text-underline-style="none" fo:font-weight="bold" style:text-blinking="false" fo:background-color="transparent"/>
    </style:style>
    <style:style style:name="T45" style:family="text">
      <style:text-properties fo:color="#dd472f"/>
    </style:style>
    <style:style style:name="T46" style:family="text">
      <style:text-properties fo:color="#ffffff" style:text-line-through-style="none" style:font-name="inherit" fo:font-size="12pt" fo:letter-spacing="normal" style:text-underline-style="none" fo:font-weight="bold" style:text-blinking="false" fo:background-color="#dd472f"/>
    </style:style>
    <style:style style:name="T47" style:family="text">
      <style:text-properties fo:color="#ffffff" style:text-line-through-style="none" fo:font-size="12pt" fo:letter-spacing="normal" style:text-underline-style="none" fo:font-weight="bold" style:text-blinking="false" fo:background-color="#dd472f"/>
    </style:style>
    <style:style style:name="T48" style:family="text">
      <style:text-properties fo:color="#ffffff" style:text-line-through-style="none" style:font-name="Arial" fo:font-size="12pt" fo:letter-spacing="normal" style:text-underline-style="none" fo:font-weight="bold" style:text-blinking="false" fo:background-color="#dd472f"/>
    </style:style>
    <style:style style:name="T49" style:family="text">
      <style:text-properties officeooo:rsid="0006db42"/>
    </style:style>
    <style:style style:name="T50" style:family="text">
      <style:text-properties style:font-name="Arial"/>
    </style:style>
    <style:style style:name="T51" style:family="text">
      <style:text-properties style:font-name="Arial" fo:font-weight="bold"/>
    </style:style>
    <style:style style:name="T52" style:family="text">
      <style:text-properties style:font-name="Arial" fo:letter-spacing="normal"/>
    </style:style>
    <style:style style:name="T53" style:family="text">
      <style:text-properties style:font-name="Arial" fo:letter-spacing="normal" fo:font-weight="bold"/>
    </style:style>
    <style:style style:name="T54" style:family="text">
      <style:text-properties fo:letter-spacing="0.0102in" fo:font-weight="bold" officeooo:rsid="0006db42"/>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Sehdev Packers and Movers : The most Trusted, Certified, Reliable, Affordable and Professional Packers and Movers in Gurugram</text:h>
      <text:p text:style-name="P24"><text:span text:style-name="T19">Since 2006, Sehdev Packers and Movers ia an </text:span><text:span text:style-name="Strong_20_Emphasis"><text:span text:style-name="T20">ISO 9001 certified</text:span></text:span><text:span text:style-name="T19"> organization that has been a widely recognized moving service provider for offering quality packaging and relocation services. We have meticulously developed our support to ensure the highest and excellent consumer experience, and we have delivered it to you in a manner which exceeds our consumers' requirements.</text:span></text:p>
      <text:p text:style-name="P24"><text:span text:style-name="T19">If you are thinking about relocation but are confused about the process then visit us right away and get the shifting done with ease. Sehdev Packers is honored as one of the </text:span><text:a xlink:type="simple" xlink:href="https://www.sehdevpackers.com/packers-movers-gurgaon"><text:span text:style-name="T34">leading packers and movers in Gurgaon</text:span></text:a><text:span text:style-name="T19"> who offer excellent packing and moving services for all of your moving needs if you really need expert assistance for </text:span><text:span text:style-name="Strong_20_Emphasis"><text:span text:style-name="T20">home shifting, office shifting,</text:span></text:span><text:span text:style-name="T19"> international shifting, national shifting, air cargo relocation, </text:span><text:span text:style-name="Strong_20_Emphasis"><text:span text:style-name="T20">car shifting,</text:span></text:span><text:span text:style-name="T19"> within city relocation, </text:span><text:span text:style-name="Strong_20_Emphasis"><text:span text:style-name="T20">corporate relocation, cargo services, warehousing, automobile (bike) transit</text:span></text:span><text:span text:style-name="T19"> and other transport services.</text:span></text:p>
      <text:p text:style-name="P27">We, guarantee you the smooth movement from one place to another, without damaging your valuable items. Sehdev is backed by huge industry experience and thus know how to pack and move goods with ease and comfort. Owing to our budget-friendly price and top quality services, we are known as the reliable and the best packers and movers in Gurgaon</text:p>
      <text:list xml:id="list30362506" text:style-name="L1">
        <text:list-item>
          <text:p text:style-name="P36"><text:span text:style-name="T22">You do not worry about anything. </text:span><text:a xlink:type="simple" xlink:href="https://www.sehdevpackers.com/about-us"><text:span text:style-name="T34">Sehdev packers and movers</text:span></text:a><text:span text:style-name="T22"> has progressed as a great place in terms of delivering top-notch moving and transportation operations. It is a pioneer in the development of efficient and cost-effective customer moving and transit services. Today, our mission is to serve as a link between customers and their relocation requirements.</text:span></text:p>
        </text:list-item>
        <text:list-item>
          <text:p text:style-name="P37">We have built a solid reputation in the business by focusing on creating relocations as simple and painless as possible. Our workers serve you for your important tasks and provide you with the best moving and transportation services. Every employee of our company has passed a credit check, and we are licensed, reputable, and trustworthy. We have years of professional experience and are capable of handling all types of moving requests.</text:p>
        </text:list-item>
        <text:list-item>
          <text:p text:style-name="P37">We will treat you in a friendly manner. Furthermore, we can support you as a friend. You can share your demands and facilities without any hesitation. We are one of your family members. We can understand your needs, your budget-friendly options, your tension-free shifting procedures.</text:p>
        </text:list-item>
      </text:list>
      <text:h text:style-name="P9" text:outline-level="3"><text:soft-page-break/><text:line-break/>Benefits</text:h>
      <text:h text:style-name="P1" text:outline-level="2">Advantages With <text:span text:style-name="T45">Sehdev Packers</text:span></text:h>
      <text:p text:style-name="P35">Although, there are numerous of advantages or attributes when you hire sehdev packers for your relocation purpose but mostly liked are Verified &amp; Govt Registered, ISO 9001 Certfied, Quality Management Team, MSME Company, GST Bills or Registered, Verfied Packers Movers Brand and Your Pocket friendly moving company in gurgaon.</text:p>
      <text:h text:style-name="P7" text:outline-level="4"><text:a xlink:type="simple" xlink:href="https://www.sehdevpackers.com/24-7-365-support"><text:span text:style-name="T48">24X7/365 Support</text:span></text:a></text:h>
      <text:h text:style-name="P7" text:outline-level="4"><text:a xlink:type="simple" xlink:href="https://www.sehdevpackers.com/security"><text:span text:style-name="T48">100 % Security</text:span></text:a></text:h>
      <text:h text:style-name="P7" text:outline-level="4"><text:a xlink:type="simple" xlink:href="https://www.sehdevpackers.com/world-class-packing"><text:span text:style-name="T48">World Class Packing</text:span></text:a></text:h>
      <text:h text:style-name="P7" text:outline-level="4"><text:a xlink:type="simple" xlink:href="https://www.sehdevpackers.com/zero-trans-shipment"><text:span text:style-name="T48">Zero Trans Shipment</text:span></text:a></text:h>
      <text:h text:style-name="P7" text:outline-level="4"><text:a xlink:type="simple" xlink:href="https://www.sehdevpackers.com/safety"><text:span text:style-name="T48">100% Safety</text:span></text:a></text:h>
      <text:h text:style-name="P7" text:outline-level="4"><text:a xlink:type="simple" xlink:href="https://www.sehdevpackers.com/pocket-friendly"><text:span text:style-name="T48">100% Pocket Friendly</text:span></text:a></text:h>
      <text:h text:style-name="P12" text:outline-level="3">Why Us</text:h>
      <text:h text:style-name="P2" text:outline-level="2">Why to Choose <text:span text:style-name="T45">Sehdev Packers</text:span></text:h>
      <text:p text:style-name="P32">In order to make you feel comfortable, experience better, efficient and at ease, we work tirelessly and have been offering supreme services at affordable rate.</text:p>
      <text:list xml:id="list30381647" text:style-name="L2">
        <text:list-item>
          <text:p text:style-name="P38"><text:span text:style-name="T50">Provide </text:span><text:span text:style-name="Strong_20_Emphasis"><text:span text:style-name="T51">Best Packaging Material </text:span></text:span><text:span text:style-name="T50">and packs everything small to large items</text:span></text:p>
        </text:list-item>
        <text:list-item>
          <text:p text:style-name="P38"><text:span text:style-name="T50">We Prepare Labels Of Boxes and Utilise the </text:span><text:span text:style-name="Strong_20_Emphasis"><text:span text:style-name="T51">optimum Space</text:span></text:span><text:span text:style-name="T50"> For You</text:span></text:p>
        </text:list-item>
        <text:list-item>
          <text:p text:style-name="P38"><text:span text:style-name="T50">If </text:span><text:span text:style-name="Strong_20_Emphasis"><text:span text:style-name="T51">we said it then you will get it</text:span></text:span><text:span text:style-name="T50">.So, Call Expert &amp; Get </text:span><text:span text:style-name="Strong_20_Emphasis"><text:span text:style-name="T51">Best Quote with one call</text:span></text:span></text:p>
        </text:list-item>
        <text:list-item>
          <text:p text:style-name="P38"><text:span text:style-name="T50">The most </text:span><text:span text:style-name="Strong_20_Emphasis"><text:span text:style-name="T51">trusted</text:span></text:span><text:span text:style-name="T50">, ISO Certified &amp; Professional packing moving organization that started in gurgaon is Sehdev Packers &amp; </text:span><text:span text:style-name="Strong_20_Emphasis"><text:span text:style-name="T51">Movers.</text:span></text:span><text:span text:style-name="T50"> One who have </text:span><text:span text:style-name="Strong_20_Emphasis"><text:span text:style-name="T51">worked with top logistic brand of India.</text:span></text:span></text:p>
        </text:list-item>
      </text:list>
      <text:p text:style-name="P29"><text:span text:style-name="T52">We have earned Trust, Respect, </text:span><text:a xlink:type="simple" xlink:href="https://www.sehdevpackers.com/certificates"><text:span text:style-name="T44">Awards &amp; Certifcates</text:span></text:a><text:span text:style-name="T52"> also for best packers movers.</text:span></text:p>
      <text:p text:style-name="P39"><draw:frame draw:style-name="fr1" draw:name="graphics1" text:anchor-type="as-char" svg:width="0.9063in" svg:height="0.3929in" draw:z-index="0"><draw:image xlink:href="https://www.sehdevpackers.com/sdimages/certificates/certi1627296527.png" xlink:type="simple" xlink:show="embed" xlink:actuate="onLoad"/><svg:title>GST Registered Sehdev Packers and Movers</svg:title></draw:frame><draw:frame draw:style-name="fr1" draw:name="graphics2" text:anchor-type="as-char" svg:width="0.9063in" svg:height="0.3929in" draw:z-index="1"><draw:image xlink:href="https://www.sehdevpackers.com/sdimages/certificates/certi1623635597.png" xlink:type="simple" xlink:show="embed" xlink:actuate="onLoad"/><svg:title>ISO Certified Packers and Movers</svg:title></draw:frame><draw:frame draw:style-name="fr1" draw:name="graphics3" text:anchor-type="as-char" svg:width="0.9063in" svg:height="0.3929in" draw:z-index="2"><draw:image xlink:href="https://www.sehdevpackers.com/sdimages/certificates/certi1627296575.png" xlink:type="simple" xlink:show="embed" xlink:actuate="onLoad"/><svg:title>MSME Registered Packers and Movers</svg:title></draw:frame><draw:frame draw:style-name="fr1" draw:name="graphics4" text:anchor-type="as-char" svg:width="0.9063in" svg:height="0.3929in" draw:z-index="3"><draw:image xlink:href="https://www.sehdevpackers.com/sdimages/certificates/certi1627296602.png" xlink:type="simple" xlink:show="embed" xlink:actuate="onLoad"/><svg:title>Indian Best 5000 MSME Awards of Packer and Movers to Sehdev Packers</svg:title></draw:frame><draw:frame draw:style-name="fr1" draw:name="graphics5" text:anchor-type="as-char" svg:width="0.9063in" svg:height="0.3929in" draw:z-index="4"><draw:image xlink:href="https://www.sehdevpackers.com/sdimages/certificates/certi1627296642.png" xlink:type="simple" xlink:show="embed" xlink:actuate="onLoad"/><svg:title>IP India Trademark Registered Sehdev Packers Movers</svg:title></draw:frame></text:p>
      <text:p text:style-name="P29"><text:span text:style-name="T52">After 7 years serving as movers and packing services locally, </text:span><text:span text:style-name="Strong_20_Emphasis"><text:span text:style-name="T53">In 2014</text:span></text:span><text:span text:style-name="T52">, Sehdev, becomes digtial with </text:span><text:span text:style-name="Strong_20_Emphasis"><text:span text:style-name="T53">online service booking of packers &amp; movers</text:span></text:span><text:span text:style-name="T52"> and we spread our service era from local to national and are serving as top packers and movers in </text:span><text:a xlink:type="simple" xlink:href="https://www.sehdevpackers.com/packers-movers-gurgaon"><text:span text:style-name="T44">gurgaon</text:span></text:a><text:span text:style-name="T52">, </text:span><text:a xlink:type="simple" xlink:href="https://www.sehdevpackers.com/packers-movers-delhi"><text:span text:style-name="T44">delhi</text:span></text:a><text:span text:style-name="T52">, </text:span><text:a xlink:type="simple" xlink:href="https://www.sehdevpackers.com/packers-movers-faridabad"><text:span text:style-name="T44">faridabad</text:span></text:a><text:span text:style-name="T52">, noida, </text:span><text:a xlink:type="simple" xlink:href="https://www.sehdevpackers.com/packers-movers-chandigarh"><text:span text:style-name="T44">chandigarh</text:span></text:a><text:span text:style-name="T52">, jaipur, hyderabad, bangalore, Ahmedabad, Mumbai, Pune and other main cities, states of India.</text:span></text:p>
      <text:p text:style-name="P32">If you are having problems finding a reputable firm of expert packers and movers regarding any other issues, you do not require to be concerned. You may rely on our Sehdev ideal <text:soft-page-break/>packers and movers to provide you with the greatest moving and all other services at a reasonable price. We can help you schedule the best moment right now. Only a few keyboard buttons or a mobile phone are required.</text:p>
      <text:p text:style-name="P32">When you contact us, we will supply you with full-service information or quotations with budget friendly. If you compare our quotes with your nearby movers and packers, our quality and quotes will be affordable and excellent. We will contact you to finalize the moving details based on your specific needs.</text:p>
      <text:p text:style-name="P29"><text:span text:style-name="T52">Following that, you may </text:span><text:span text:style-name="Strong_20_Emphasis"><text:span text:style-name="T53">get personalized quotations via phone, email, WhatsApp, or SMS.</text:span></text:span><text:span text:style-name="T52"> You can also arrange a pre-move survey from our packers and movers so that we can assess your things and provide you with the appropriate moving quotes. After you have gotten quotations from us, we will assist you in doing the relocation procedures for your unique moving needs and budget.</text:span></text:p>
      <text:p text:style-name="P29"><text:span text:style-name="T52">So, why do you have to lose your time? Please </text:span><text:span text:style-name="Strong_20_Emphasis"><text:span text:style-name="T53">do not hesitate to contact us</text:span></text:span><text:span text:style-name="T52">. We are here to provide you with the best moving services available. Not only do we want to make money, but we also want to make sure that our customers are completely satisfied. Please contact us as soon as possible!</text:span></text:p>
      <text:p text:style-name="P29"><text:span text:style-name="Strong_20_Emphasis"><text:span text:style-name="T53">Sehdev packers and movers</text:span></text:span><text:span text:style-name="T52"> is your place of service providers. It is your firm. You can get the assistance regarding the packing and moving service at anytime and anywhere in India.</text:span></text:p>
      <text:p text:style-name="P29"><text:span text:style-name="T52">We are not only service providers, </text:span><text:span text:style-name="Strong_20_Emphasis"><text:span text:style-name="T53">we are one of your family members</text:span></text:span><text:span text:style-name="T52"> who understand your worry, requirement, your joy, and your comfort level. We are always there for you. To explore more browse </text:span><text:a xlink:type="simple" xlink:href="https://www.sehdevpackers.com/why-sehdev-packers"><text:span text:style-name="T44">Why one should choose packers and movers?</text:span></text:a></text:p>
      <text:p text:style-name="P44"/>
      <text:p text:style-name="P45"><text:span text:style-name="T49">Services</text:span></text:p>
      <text:p text:style-name="P45"><text:span text:style-name="T49"/></text:p>
      <text:p text:style-name="P21"><text:span text:style-name="Strong_20_Emphasis"><text:span text:style-name="T21">What do you need to look for the best residential relocation service provider?</text:span></text:span></text:p>
      <text:p text:style-name="P27">Are you searching for the best residential relocation service provider? Or you want to move your goods safely with the help of packers and movers? Of course, your answer will be yes and that is why you should go with this article to know some amazing information about residential shifting.there is no doubt in saying that people give their best to get the best result in their life and that is why they go through various things such as we can take the name of services, digital gadgets and many more. </text:p>
      <text:p text:style-name="P27">All these things are the best to serve an easy life. Now, we can take the topic of residential services and can say that these services are truly very useful for people. Residential services are one that can make your moving ways easy and stress free.You can get hundreds of benefits from residential services and that can be a good reason to go with these types of services. Now, there is a question that what do you needs to look for the best residential relocation service provider.So, today in this article, we tell you some awesome tips that can <text:soft-page-break/>be much beneficial for you to look for the best residential service provider. With the help of these tips, you can easily find the best residential services. Now, take your time and go with the full article. Surely it will be a lot good for you to choose the best team. Following are some tips that can be the best for your residential moving process:</text:p>
      <text:p text:style-name="P24"><text:span text:style-name="Strong_20_Emphasis"><text:span text:style-name="T20">1. Look for the qualities and background</text:span></text:span></text:p>
      <text:p text:style-name="P27">Packers and movers are one that can provide you the best and safe services to make moving easy. But, if we talk about residential services then we can say that thousands of people choose these services to move their goods from a location to another location.This point will be a lot good if you are going to choose a team of packers and movers in your area. If we say simply then you should look for the qualities and background of the team. Yes, this thing is very important for a safe moving process.So, always start by checking for the qualities and background. Now, if you are looking for the best and reliable team then you should go with Sehdev packers and movers. Here you can take hundreds of facilities and services at the correct costs. So, make a call right now.</text:p>
      <text:p text:style-name="P24"><text:span text:style-name="Strong_20_Emphasis"><text:span text:style-name="T20">2. Check services that you want</text:span></text:span></text:p>
      <text:p text:style-name="P27">Without a doubt, relocation is a common need of people and many people want to go with relocation services for their shifting issues. Different people have different needs for relocation and if you want to know that how to choose the best and what you need to look for then this point or tip is another best thing for you.</text:p>
      <text:p text:style-name="P27">In other words, you should check for the services that you want for your movement. For example, if your goods are already packed then you need to go with loading, unloading, and transportation services. On the other hand, if your goods are not packed then you should go with packing services too.</text:p>
      <text:p text:style-name="P27">So, you should always check for the service list of the service provider before choosing them. This thing is very important for you to take a safe shifting process. Now, if you want to go with a good team that offers all kinds of moving services then you should choose Sehdev packers and movers.Obviously, this team can be the main reason for successful shifting. So, visit the service page of the team right now. </text:p>
      <text:p text:style-name="P24"><text:span text:style-name="Strong_20_Emphasis"><text:span text:style-name="T20">3. Comments or reviews</text:span></text:span></text:p>
      <text:p text:style-name="P27">People always choose the best thing to make their life comfortable and easy and take every possible step for it. Similarly, people choose packers and movers for their residential shifting needs and these services can solve your shifting issues easily. Now, comments or reviews are one of the best things that help you to understand the reality of any matter and if you want to choose the best group of residential packers and movers then you can take the help of comments or reviews.Yes, comments or reviews can tell a lot about a company that can be the best thing for you to choose the best team of packers and movers. So, always check for <text:soft-page-break/>the comments or reviews before choosing any team. Now, to take the best services from a reliable and trustworthy team you should go with Sehdev packers and movers. No doubt, this team is a complete solution for you.</text:p>
      <text:p text:style-name="P24"><text:span text:style-name="Strong_20_Emphasis"><text:span text:style-name="T20">4. Visit the office to know more</text:span></text:span></text:p>
      <text:p text:style-name="P27">Residential relocation is very common for people because many people move their goods from a location to another with the help of these services. But, if we talk how to find the best team or how to fix the safety of goods then we can take this point as a solution.</text:p>
      <text:p text:style-name="P27">Yes, we are saying visit office to know more. There is no doubt in saying that you can clear your all doubts easily by visiting the office of the team who is dealing with you. Here you can check for the safety methods and can ask for more and more details for movement.</text:p>
      <text:p text:style-name="P27">Furthermore, you can check for the storage and packing materials to get the best conclusion for your doubt. So, before choosing a team for residential shifting you should take a look at our advice and should visit the office to know more.</text:p>
      <text:p text:style-name="P24"><text:span text:style-name="Strong_20_Emphasis"><text:span text:style-name="T20">Conclusion</text:span></text:span></text:p>
      <text:p text:style-name="P27">In conclusion, we just want to say that nothing can be much best than residential services to get successful and hassle free shifting. We told you some tips to choose the best and now it’s on you what you will do and prefer. </text:p>
      <text:p text:style-name="P27">To get the best services you should make a call to the experts of Sehdev packers and movers. Without a doubt, this team is a reliable and trustworthy team for a long time.If you are looking for a local or long distance movers, Call us today we Sehdev Packers and Movers is the right moving company for the job. We give the best service comparison to others in this industry. Movers and packers charges many different rates for travel time and some don’t charge at all.</text:p>
      <text:p text:style-name="P27">Whether you need a local mover to move you around the corner or a long distance moving company to move you across India, Sehdev Packers will help you find the right movers at the best price. Our service is arranged in perfect systematic ways that always make feel you as a professional. We pass on these decades of experience to you through Relocation tips and suggestions to assist you in every aspect of your Moving.</text:p>
      <text:p text:style-name="P45"><text:span text:style-name="T49"/></text:p>
      <text:p text:style-name="P45"><text:span text:style-name="T49"/></text:p>
      <text:h text:style-name="P15" text:outline-level="1"><text:span text:style-name="T3">DOOR TO DOOR RELOCATION</text:span></text:h>
      <text:h text:style-name="P16" text:outline-level="1"><text:span text:style-name="T14">DOOR TO DOOR RELOCATION</text:span></text:h>
      <text:list xml:id="list30368495" text:style-name="L3">
        <text:list-item>
          <text:p text:style-name="P40">Door to Door Relocation</text:p>
        </text:list-item>
      </text:list>
      <text:p text:style-name="P30"><text:span text:style-name="Strong_20_Emphasis"><text:span text:style-name="T20">How door to door services are beneficial for you?</text:span></text:span></text:p>
      <text:p text:style-name="P31"><text:soft-page-break/>Nowadays, you can see that people take every possible step to make their life easy and that is why you can find a lot of things such as we can take the name of digital gadgets, technologies, services, etc…</text:p>
      <text:p text:style-name="P31">These types of things can help you to run life easily. Now, we can take a topic of services and can say that this world is full of various services such as transportation services, removal services, moving services, and many more.</text:p>
      <text:p text:style-name="P30"><text:span text:style-name="T19">Now, if we talk about moving services then you know that many people move their goods from a location to another location with the help of moving services. Thousands of people pay for this type of service to make their movement easy.A moving service provider offers you a wide range of services that can make your movement better and can provide you the best results. Now, if we discuss about Door to door services then there is no doubt many service providers provide you door to door services.</text:span><text:a xlink:type="simple" xlink:href="https://www.sehdevpackers.com/door-to-door-relocation"><text:span text:style-name="Strong_20_Emphasis"><text:span text:style-name="T34">Door to door service</text:span></text:span></text:a><text:span text:style-name="T19"> is a kind of complete solution for shifting. So, in this article, we will discuss that how door to door services are beneficial for you, and this thing will help you a lot to choose a service provider. So, take your time and go with the full page.Here is a list of the benefits that you can get from door to door services:</text:span></text:p>
      <text:p text:style-name="P30"><text:a xlink:type="simple" xlink:href="https://www.sehdevpackers.com/door-to-door-relocation"><text:span text:style-name="Strong_20_Emphasis"><text:span text:style-name="T34">Door to door service is a complete solution</text:span></text:span></text:a></text:p>
      <text:p text:style-name="P31">Are you looking for the best team of packers and movers to move the goods safely or want to know how the door to door services are beneficial for you? Of course, your reply will be yes and that is why we are here for you.So, you know that door to door services pick up your goods from your main location and also drop them at the delivery point. This thing is actually one of the main things that can provide you a complete solution for the shifting.Pickup and drop issues are too difficult and that is why you should always choose a door to door services to solve the issues. Now, if you want to get in touch with the best team of packers and movers then you should make a call to the experts of Sehdev packers and movers. Without a doubt, this team can be the best solution for you.</text:p>
      <text:p text:style-name="P30"><text:span text:style-name="Strong_20_Emphasis"><text:span text:style-name="T20">Make your shifting stress free</text:span></text:span></text:p>
      <text:p text:style-name="P31">Packers and movers are one that offers you the best results for your relocation needs such as door to door services and many more. Without a doubt, door to door services are very beneficial that can make your shifting easier.</text:p>
      <text:p text:style-name="P30"><text:span text:style-name="T19">We can take this point as another advantage of door to door service and can say that these can make your shifting stress free. Yes, as you know you can get the door to door pickup and </text:span><text:a xlink:type="simple" xlink:href="https://www.sehdevpackers.com/door-to-door-relocation"><text:span text:style-name="T34">door to door delivery</text:span></text:a><text:span text:style-name="T19"> in these types of services. So, it can be the reason for a stress free moving.Now, if you are searching for the best packers and movers team to make your ways easy with door to door services then you should go with Sehdev packers and movers. This team is a complete solution for you.</text:span></text:p>
      <text:p text:style-name="P30"><text:span text:style-name="Strong_20_Emphasis"><text:span text:style-name="T20">Reliable, trustworthy, and safe</text:span></text:span></text:p>
      <text:p text:style-name="P30"><text:soft-page-break/><text:span text:style-name="T19">Many people search over the internet for “packers and movers near me” and they also check for the door to door services. Packers and movers can make your life better by offering you the best services and that is why many people choose them.Now, many people want to know that how the door to door services are beneficial for people then we can take this point and can say that these services are reliable, trustworthy, and safe. There is no doubt in saying that safety is the priority of people and people give their best to make their ways safe.So, when you hire a team of movers that can provide you </text:span><text:a xlink:type="simple" xlink:href="https://www.sehdevpackers.com/door-to-door-relocation"><text:span text:style-name="T34">door to door services</text:span></text:a><text:span text:style-name="T19">, you can get a kind of trust and safety promise. So, there is no doubt in saying that these services and full of trust and safety.</text:span></text:p>
      <text:p text:style-name="P30"><text:span text:style-name="Strong_20_Emphasis"><text:span text:style-name="T20">Lack of time:</text:span></text:span></text:p>
      <text:p text:style-name="P30"><text:span text:style-name="T19">Do you want to take the door to door services for your moving needs or want to know how these services are better for you? If your answer is yes then this point will be a lot useful for you. If we say simply then you can make your movement easy when there is a lack of time.In other words, you know that people always remain busy in their personal and professional life and they don’t have time to complete shifting tasks. Pickup and delivery of the goods at the door point can take a lot of time.So, we can say that </text:span><text:a xlink:type="simple" xlink:href="https://www.sehdevpackers.com/door-to-door-relocation"><text:span text:style-name="Strong_20_Emphasis"><text:span text:style-name="T34">door to door services</text:span></text:span></text:a><text:span text:style-name="T19"> can be the best solution for you in this. Now, if you want to get in touch with the best service provider to get the best door to door services then you should go with Sehdev packers and movers. Yes, this team can be the best way of moving for you.</text:span></text:p>
      <text:p text:style-name="P30"><text:span text:style-name="Strong_20_Emphasis"><text:span text:style-name="T20">Cost effective way of moving</text:span></text:span></text:p>
      <text:p text:style-name="P30"><text:span text:style-name="T19">Packers and movers are completely the best solutions for you and that is why you should go with relocation services for the moving. Now we can take this point and can say that door to door services are a cost effective way of moving.Yes, in these services experts pick and pack your goods from your door and also drop them to the delivery point and this thing can save your money easily. So, we can say that </text:span><text:span text:style-name="Strong_20_Emphasis"><text:span text:style-name="T20">door to door service</text:span></text:span><text:span text:style-name="T19"> is a cost effective way of moving.</text:span></text:p>
      <text:p text:style-name="P30"><text:span text:style-name="Strong_20_Emphasis"><text:span text:style-name="T20">Conclusion:</text:span></text:span></text:p>
      <text:p text:style-name="P31">In conclusion, we can say that door to door services are very important for safe shifting and you should always choose a service provider that can provide you the best results. So, make a call to the experts of Sehdev packers and movers right now. Surely, you will get the best services from this team.</text:p>
      <text:p text:style-name="P45"><text:span text:style-name="T49"/></text:p>
      <text:p text:style-name="P46"><text:span text:style-name="T49"/></text:p>
      <text:h text:style-name="P17" text:outline-level="1"><text:span text:style-name="T49">INDUSTRIAL PACKINGRIAL PACKING</text:span></text:h>
      <text:p text:style-name="P22"><text:span text:style-name="Strong_20_Emphasis"><text:span text:style-name="T9">What are the advantages of Industrial Packing Services?</text:span></text:span></text:p>
      <text:p text:style-name="P24"><text:soft-page-break/><text:span text:style-name="T6">Moving to a new city or new place is a common thing nowadays and many people move to various place for the sake of their jobs. Moreover, many people move due to the change of rental property with the help of relocation services in various cities.shifting your stuff from one place to another is not only time consuming but also physically tiring. In other words, this type of process not only consumes your time but also consumes your energy.there is no doubt that shifting or relocation can be the reason for your stress or we can say that it is a stressful process. So, if you want to go with a hassle-free and stress-free shifting then you can go with packers and movers.here you can find a lot of service providers like we can take the name of Sehdev packers and movers. Truly, this team of packers and movers can provide you quality work and the experts of this team can make your shifting easy.now, we can take the name of industrial packing services and can say that these are one of the hardest and time consuming services. In industrial packing services, you have to pack big machines, furniture, etc…so, in today’s article, we will tell you about the advantages of</text:span><text:span text:style-name="Strong_20_Emphasis"><text:span text:style-name="T6"> </text:span></text:span><text:span text:style-name="Strong_20_Emphasis"><text:span text:style-name="T8">industrial packing services</text:span></text:span><text:span text:style-name="T6"> and will tell you that how industrial packing services are beneficial for you. So, without any kind of delay, you should go with this full article. Surely, you will get amazing info about industrial packing.here is a list of the advantages that you can get from packers and movers for industrial services:</text:span></text:p>
      <text:p text:style-name="P24"><text:span text:style-name="Strong_20_Emphasis"><text:span text:style-name="T8">Packing materials</text:span></text:span></text:p>
      <text:p text:style-name="P24"><text:span text:style-name="T6">Have you ever heard about industrial packing services or you want to go with these types of services? If a reply is coming with yes then you should go with us. So, you know that many people run industries and work in industries.but, many times they need to move their goods and that is why they take industrial packing services. We can take this point as an advantage that you can get from these types of services. Yes, we are saying packing materials. You can get different kinds of materials for different machines and furniture.moreover, you get quality materials such as we can take the name of wrapping, wooden crates, boxes, etc… there is no doubt in saying that quality packing material is very important for safe and perfect packing.so, always choose a good service provider that can provide you the best and quality packing material for your goods. You can go with </text:span><text:a xlink:type="simple" xlink:href="https://www.sehdevpackers.com/"><text:span text:style-name="Strong_20_Emphasis"><text:span text:style-name="T30">Sehdev packers and movers</text:span></text:span></text:a><text:span text:style-name="T6">, which is actually the best team for you. So, make a call to them right now.</text:span></text:p>
      <text:p text:style-name="P24"><text:span text:style-name="Strong_20_Emphasis"><text:span text:style-name="T8">Packing by professionals</text:span></text:span></text:p>
      <text:p text:style-name="P26">Do you want to pack your industrial goods or items with the help of professionals? Of course, you will be a lot of happy to take packing services from professionals. There is no doubt in saying that people give their best to get the best results and they go through various things.but, if we talk about industrial packing services then these services are the best services for you. By hiring a professional team for industrial packing you can get packing services from professionals.so, there is no doubt that industrial packing services are the best solution for you and you can choose a team of Sehdev packers and movers to get the best results. So, make a call to their experts right now.</text:p>
      <text:p text:style-name="P24"><text:soft-page-break/><text:span text:style-name="Strong_20_Emphasis"><text:span text:style-name="T8">Affordable services</text:span></text:span></text:p>
      <text:p text:style-name="P24"><text:a xlink:type="simple" xlink:href="https://www.sehdevpackers.com/"><text:span text:style-name="Strong_20_Emphasis"><text:span text:style-name="T30">Packers and movers</text:span></text:span></text:a><text:span text:style-name="T6"> are always dedicated to your packing and moving needs and many people choose them for packing and moving. Similarly, people go with industrial packing services for packing needs.so, we can take this point at number 3 as an advantage of industrial packing services. Yes, these services are affordable and you can easily move to pack your heavy and large items with these services.in other words, when you take packing material from a different provider and pack with the help of other providers then it can be the reason for expenses. On the other side, industrial packing services help you to arrange different kinds of packing material and men material in one place and this can save your money.moreover, you can get these services at affordable rates. So, we can say that these services are affordable. Now, if you want to get these beneficial services for your industry then you should go with Sehdev packers and movers. Make a call to the experts right now.</text:span></text:p>
      <text:p text:style-name="P24"><text:span text:style-name="Strong_20_Emphasis"><text:span text:style-name="T8">Protection of the goods</text:span></text:span></text:p>
      <text:p text:style-name="P26">Relocation services are one of the best things for people and you can make your movement easy with these types of services. Packers and movers provide you various facilities such as packing, loading, unloading, etc.now, we can take this point and can say that industrial packing can be also good by the view of safety. Yes, these packing services provide protection to the goods and can fix the safety of your goods and can protect the goods easily.so, if you also want to protect your industrial goods and want the best solution for moving then Sehdev packers and movers are the best options for you. Their professionals and experts can make your packing best. So, visit their official website right now.</text:p>
      <text:p text:style-name="P24"><text:span text:style-name="Strong_20_Emphasis"><text:span text:style-name="T8">Better for warehousing</text:span></text:span></text:p>
      <text:p text:style-name="P24"><text:span text:style-name="T6">Are you looking for the advantages of </text:span><text:span text:style-name="Strong_20_Emphasis"><text:span text:style-name="T8">industrial packing services</text:span></text:span><text:span text:style-name="T6">? If a reply is coming with yes then you are at the correct location. Yes, we are saying better for warehousing. Many people take industrial packing services.but, if we talk about its advantage then these are better for warehousing. If you want to store your goods then you should always choose industrial packing services.</text:span></text:p>
      <text:p text:style-name="P24"><text:span text:style-name="Strong_20_Emphasis"><text:span text:style-name="T8">Ending note</text:span></text:span></text:p>
      <text:p text:style-name="P26">We told you some advantages of industrial packing services and without a doubt, you should go with these services for your industrial items. Now, it is only on you which team you will hire for such a task. But, nothing can be much beneficial than an experienced team of Sehdev packers and movers. So, take a glimpse at their official website now</text:p>
      <text:h text:style-name="P18" text:outline-level="1"><text:span text:style-name="T36">PACKING MATERIAL DETAILS</text:span></text:h>
      <text:h text:style-name="P4" text:outline-level="2"><text:span text:style-name="Strong_20_Emphasis"><text:span text:style-name="T23">What do you use?</text:span></text:span></text:h>
      <text:p text:style-name="P25"><text:span text:style-name="Strong_20_Emphasis"><text:span text:style-name="T24">5-ply Corrugated Boxes 16”x16”x24”</text:span></text:span><text:span text:style-name="T26"><text:line-break/></text:span><text:span text:style-name="T25">5-ply corrugated boxes. This is a worthy box as it makes it easy to pack and move, all our kitchens and clothes are packed like packing items of kitchen crockery, plastics.</text:span></text:p>
      <text:p text:style-name="P25"><text:span text:style-name="Strong_20_Emphasis"><text:span text:style-name="T24">Corrugated Sheets Roll 39”</text:span></text:span><text:span text:style-name="T26"><text:line-break/></text:span><text:span text:style-name="T25">The corrugated sheet roll is actually a 2-ply corrugated roll. The 2-ply structure consists of a layer of paper with a layer of paper. The items of wooden furniture for home and office are packed.</text:span></text:p>
      <text:p text:style-name="P25"><text:span text:style-name="Strong_20_Emphasis"><text:span text:style-name="T24">Stretch Film Rolls 18”</text:span></text:span><text:span text:style-name="T26"><text:line-break/></text:span><text:span text:style-name="T25">Stretch film is used to wrap products / items to protect it from scratches and dust. Stretch films come in different sizes and properties.</text:span></text:p>
      <text:p text:style-name="P25"><text:span text:style-name="Strong_20_Emphasis"><text:span text:style-name="T24">Air Bubble Wrap Roll 1x100 meter - 40 GSM</text:span></text:span><text:span text:style-name="T26"><text:line-break/></text:span><text:span text:style-name="T25">Air Bubble we use glass items like crockery photo frame microwave oven electronics items. Use it when you want to pack something delicate. The 40 GSM bubble wrap has high strength and resistance to burst direction.</text:span></text:p>
      <text:p text:style-name="P25"><text:span text:style-name="Strong_20_Emphasis"><text:span text:style-name="T24">Brown Tape 2" 2.5"</text:span></text:span><text:span text:style-name="T26"><text:line-break/></text:span><text:span text:style-name="T25">Brown adhesive tape is used on boxes to pack and seal. Easy to use for daily packaging. After applying it, there is complete safety</text:span></text:p>
      <text:p text:style-name="P41"><text:span text:style-name="T37">PACKERS SERVICES PRODUCTS</text:span></text:p>
      <text:h text:style-name="P13" text:outline-level="3"><text:span text:style-name="Strong_20_Emphasis"><text:span text:style-name="T28">How can you make your Bike Relocation better?</text:span></text:span></text:h>
      <text:p text:style-name="P26">Do you have an expensive and lovable bike? Or you want to move it? If reply is coming with yes from your side then you should go with this article to get the best bike relocation services. Moving of a bike is not an easy task or no one can simply think to complete the task lonely because you there are many problems that you have to face to complete the process of bike moving.</text:p>
      <text:p text:style-name="P24"><text:span text:style-name="T27"> </text:span><text:span text:style-name="T6">You have to done packing loading and unloading types of task to make a move successful. Furthermore, you need to go through a safe transportation process to move your bike safely to the new location. So, we can say that </text:span><text:span text:style-name="Strong_20_Emphasis"><text:span text:style-name="T8">packers and movers </text:span></text:span><text:span text:style-name="T6">are some of the best things that can make your move better. You can get quality moving services from them.</text:span></text:p>
      <text:p text:style-name="P24"><text:span text:style-name="T6">If you are looking for a reliable team of packers and movers then you should go with </text:span><text:span text:style-name="Strong_20_Emphasis"><text:span text:style-name="T8">Sehdev packers and movers</text:span></text:span><text:span text:style-name="T6">. Of course, our team can be the best moving source for you and you can get affordable rates from us. So, without having a doubt, make a call to the experts of our team right now.</text:span></text:p>
      <text:p text:style-name="P24"><text:span text:style-name="Strong_20_Emphasis"><text:span text:style-name="T8">Price Rs. 6500-7500</text:span></text:span></text:p>
      <text:h text:style-name="P10" text:outline-level="3"><text:soft-page-break/><text:span text:style-name="Strong_20_Emphasis"><text:span text:style-name="T12">How can you go with the best car transportation services?</text:span></text:span></text:h>
      <text:p text:style-name="P26">Do you have an expensive and lovable car? Or you want to shift or move it? Of course, your answer will be yes and that is why we are here for you. So, you know that car is one of the most useful techniques that people use to go from a location to another.</text:p>
      <text:p text:style-name="P26">But, when it comes to the moving or relocation of car things becomes difficult. If you are also thinking to relocate your car then you can also feel tiresome and stressed. So, you must hire a professional and experienced team of movers and packers.</text:p>
      <text:p text:style-name="P24"><text:span text:style-name="T6">Of course, nothing can be as beneficial as a moving team is for you. You can find many moving teams like</text:span><text:a xlink:type="simple" xlink:href="https://www.sehdevpackers.com/"><text:span text:style-name="Strong_20_Emphasis"><text:span text:style-name="T31"> </text:span></text:span></text:a><text:a xlink:type="simple" xlink:href="https://www.sehdevpackers.com/"><text:span text:style-name="Strong_20_Emphasis"><text:span text:style-name="T30">Sehdev packers and movers</text:span></text:span></text:a><text:span text:style-name="T6"> or packers and movers in Gurgaon. To choose the best moving company you should always go with a well known company of movers.</text:span></text:p>
      <text:p text:style-name="P24"><text:span text:style-name="T6">You should always confirm that the moving team is </text:span><text:span text:style-name="Strong_20_Emphasis"><text:span text:style-name="T8">registered and ISO certified. </text:span></text:span><text:span text:style-name="T6">These types of teams are never do cheat with their customers. Another thing that you should look in movers to make your car transportation best is that you should take all the services. So, you can choose </text:span><text:span text:style-name="Strong_20_Emphasis"><text:span text:style-name="T8">Sehdev packers and movers </text:span></text:span><text:span text:style-name="T6">for the </text:span><text:span text:style-name="Strong_20_Emphasis"><text:span text:style-name="T8">best transportations services.</text:span></text:span></text:p>
      <text:p text:style-name="P24"><text:span text:style-name="Strong_20_Emphasis"><text:span text:style-name="T8">Price Rs. 11500- 15500</text:span></text:span></text:p>
      <text:h text:style-name="P10" text:outline-level="3"><text:span text:style-name="Strong_20_Emphasis"><text:span text:style-name="T12">How can you make corporate relocation easy and safe?</text:span></text:span></text:h>
      <text:p text:style-name="P26">These days, you can see that people give their best to make their life better and they choose various things for it. For example, we can say technologies and services. Without a doubt, services are some of the most useful things and you can make your life better with it.</text:p>
      <text:p text:style-name="P26">We can take the name of corporate relocation and can say that corporate relocation is one of the most useful relocation and many people go with these types of relocation services. Of course, moving a company or corporation can be difficult but you can make your move better by choosing the best services.</text:p>
      <text:p text:style-name="P24"><text:span text:style-name="T6">So, you can find many packers and movers for your moving needs and can experience the best move of your life. You can make your move easy with the latest safety methods of a </text:span><text:span text:style-name="Strong_20_Emphasis"><text:span text:style-name="T8">professional team of movers.</text:span></text:span></text:p>
      <text:p text:style-name="P24"><text:span text:style-name="T6">Moreover, you can also make it easy with various services such as packing, loading, unloading, etc… so now, if you want to get in touch with the best moving service provider then take a look at the official website of </text:span><text:a xlink:type="simple" xlink:href="https://www.sehdevpackers.com/"><text:span text:style-name="Strong_20_Emphasis"><text:span text:style-name="T30">Sehdev packers and movers</text:span></text:span></text:a><text:span text:style-name="T6">. Surely, our company will be the best moving solutions for you.</text:span></text:p>
      <text:p text:style-name="P24"><text:span text:style-name="Strong_20_Emphasis"><text:span text:style-name="T8">Price Rs. 12500-14500</text:span></text:span></text:p>
      <text:h text:style-name="P10" text:outline-level="3"><text:soft-page-break/><text:span text:style-name="Strong_20_Emphasis"><text:span text:style-name="T12">How can you hire packing services?</text:span></text:span></text:h>
      <text:p text:style-name="P26">Have you ever heard about packing and moving services? Or you want to know the best movers or want to hire packing services? If you r answer is yes then this article will be the best location for your moving needs. You know that hundreds of people told the name of movers when it comes to the safe moving of belongings.</text:p>
      <text:p text:style-name="P24"><text:span text:style-name="T6">There is nothing wrong in saying that nothing can be as beneficial as </text:span><text:span text:style-name="Strong_20_Emphasis"><text:span text:style-name="T8">packers and movers</text:span></text:span><text:span text:style-name="T6"> are for the people. But, if you are thinking that how can you hire packing services then we can say that you must hire the best packing services because these are very important for your goods.</text:span></text:p>
      <text:p text:style-name="P26">If we say in simple words then packing saves your goods from damages and dents by providing them a kind of protective layer. So, we would like to clear that packing services are very important and you must go with a reliable team of movers.</text:p>
      <text:p text:style-name="P24"><text:span text:style-name="T6">If you want to get the</text:span><text:span text:style-name="Strong_20_Emphasis"><text:span text:style-name="T6"> </text:span></text:span><text:span text:style-name="Strong_20_Emphasis"><text:span text:style-name="T8">best packing services</text:span></text:span><text:span text:style-name="T6"> then you should take a glimpse at the official website of </text:span><text:span text:style-name="Strong_20_Emphasis"><text:span text:style-name="T8">Sehdev packers and movers.</text:span></text:span><text:span text:style-name="T6"> Of course, our team is the best team that provides the best and </text:span><text:span text:style-name="Strong_20_Emphasis"><text:span text:style-name="T8">professional packing services.</text:span></text:span><text:span text:style-name="T6"> So, make a call and book your plan now.</text:span></text:p>
      <text:p text:style-name="P24"><text:span text:style-name="Strong_20_Emphasis"><text:span text:style-name="T8">Price Rs. 8500-12500</text:span></text:span></text:p>
      <text:h text:style-name="P10" text:outline-level="3"><text:span text:style-name="Strong_20_Emphasis"><text:span text:style-name="T12">Why you should hire truck service?</text:span></text:span></text:h>
      <text:p text:style-name="P24"><text:span text:style-name="T6">Moving from a location to another is not an easy task and no one can simply do it. So, most of the people go</text:span><text:span text:style-name="Strong_20_Emphasis"><text:span text:style-name="T6"> </text:span></text:span><text:span text:style-name="Strong_20_Emphasis"><text:span text:style-name="T8">with packers and movers</text:span></text:span><text:span text:style-name="T6">. Of course, a team of movers and packers or relocation service providers provide you the best moving services.</text:span></text:p>
      <text:p text:style-name="P26">You get complete range of facilities like packing, loading, unloading, unpacking, etc… So, we can say that moving services are the best for people. Now, we can take the name of truck services and can put a question that why you should hire truck service.</text:p>
      <text:p text:style-name="P26">So, moving is incomplete and without truck services and with the help of truck services you can make your move easy and better. Doubtlessly, you can move your belongings easily with the help of truck services. So, always look for the best and reliable tuck services for your different moving needs.</text:p>
      <text:p text:style-name="P26">If you are looking or searching for the best team of movers and packers for your different needs then you must go with Sehdev packers and movers. Of course, our team can be the reason of your safe and best moving process. So, make a call to the experts of our team right now.</text:p>
      <text:p text:style-name="P24"><text:span text:style-name="Strong_20_Emphasis"><text:span text:style-name="T8">Price Rs. 1500-4500</text:span></text:span></text:p>
      <text:h text:style-name="P10" text:outline-level="3"><text:soft-page-break/><text:span text:style-name="Strong_20_Emphasis"><text:span text:style-name="T12">Home relocation services</text:span></text:span></text:h>
      <text:p text:style-name="P26">Are you looking for the best moving service provider for home relocation services? Or you want you know that how can you make your home relocation better? If your answer is yes then this article is the best location for you and your moving needs.</text:p>
      <text:p text:style-name="P26">So you know that hundreds of people have chosen the ways of moving services to make their moving better like they take the help of movers and packers to get the best results for their moving.</text:p>
      <text:p text:style-name="P26">Without a doubt, movers provide you awesome results and services to make the moving ways easy such as we can take the name of packing, loading, unloading, and many more. All these tasks must be done by professionals because only they can complete these tasks properly.</text:p>
      <text:p text:style-name="P24"><text:span text:style-name="T6">If we say in simple words then you need a lot of experience to complete these tasks and to make the shifting easier. So, always hire a professional team and get the best shifting with the</text:span><text:span text:style-name="Strong_20_Emphasis"><text:span text:style-name="T6"> </text:span></text:span><text:span text:style-name="Strong_20_Emphasis"><text:span text:style-name="T8">help of packers and movers.</text:span></text:span></text:p>
      <text:p text:style-name="P26">For more you can make a call to the experts of Sehdev packers and movers. You will get affordable rates and experienced staff from our team experts. So, go with us right now.</text:p>
      <text:p text:style-name="P24"><text:span text:style-name="Strong_20_Emphasis"><text:span text:style-name="T8">Price Rs. 8500-14500</text:span></text:span></text:p>
      <text:h text:style-name="P10" text:outline-level="3"><text:span text:style-name="Strong_20_Emphasis"><text:span text:style-name="T12">Office relocation services</text:span></text:span></text:h>
      <text:p text:style-name="P26">Are you running a office or business? Or you want to shift your office? If a reply is coming with yes from your side then this article will be the perfect location for you. So, you know that hundreds of people need to relocate their office or house due to various reasons.</text:p>
      <text:p text:style-name="P26">People give their best to make their move easy and go with various moving methods. We can take the name of office relocation services and can say that office relocation services are the best source of moving.</text:p>
      <text:p text:style-name="P26">Many people choose the ways of office relocation when it comes to the moving of an office. You get a beneficial pack of moving solutions from the teams of movers and packers like packing, loading, unloading, etc… So, without a doubt, we can say that nothing can be as beneficial as office moving services are for you.</text:p>
      <text:p text:style-name="P26">You get door to door services by choosing a professional team. Now, if you want to take the best office move services then you should make a call to the experts of Sehdev packers and movers. Of course, our team will be the best source of moving for you. Make a call now.</text:p>
      <text:p text:style-name="P24"><text:span text:style-name="Strong_20_Emphasis"><text:span text:style-name="T8">Price Rs. 15000-18500</text:span></text:span></text:p>
      <text:h text:style-name="P10" text:outline-level="3"><text:soft-page-break/><text:span text:style-name="Strong_20_Emphasis"><text:span text:style-name="T12">Why Outside shifting services are important for people?</text:span></text:span></text:h>
      <text:p text:style-name="P26">Moving is not an easy task as you have to complete many little activities to make it safely. For example, we can take the name of packing, loading, unloading, etc… all these tasks make a relocation completely successful and truly these must be done by professionals.</text:p>
      <text:p text:style-name="P26">Now, we can take the name of outside shifting services and can discus about its importance. These types of shifting are very important for people because many go with these moves. People move their goods from one place to another for various reasons.</text:p>
      <text:p text:style-name="P26">For example, people change their home or office due to their jobs, or they can also move their home when there is a change in renting property. So, we can say that nothing can be as beneficial as outside shifting services when it comes to the moving in outer areas.</text:p>
      <text:p text:style-name="P26">One of the most important thing that you must consider before moving is that always go with a safe movers and packers team to get the best results. So, we at Sehdev packers and movers can be the best for you. We are complete pack of services for our customers and we are safe for people. so, make a call now.</text:p>
      <text:p text:style-name="P24"><text:span text:style-name="Strong_20_Emphasis"><text:span text:style-name="T8">Price Rs. 25000-50000</text:span></text:span></text:p>
      <text:h text:style-name="P10" text:outline-level="3"><text:span text:style-name="Strong_20_Emphasis"><text:span text:style-name="T12">Why you should go with Warehouse services?</text:span></text:span></text:h>
      <text:p text:style-name="P26">Are you searching for the best and reliable storage and warehouse services for your valuables? Or you want to get in touch with the trustworthy team of packers and movers? If you are saying yes at your location then you should go with this full page.</text:p>
      <text:p text:style-name="P26">You know that moving is not an easy thing because there are many difficulties in this process. Most of people choose the ways of storage services when it comes to relocate. With the help of storage and warehouse services you can easily store your different goods.</text:p>
      <text:p text:style-name="P26">For example, if you want to store your household goods then you can take these services easily on just a call. Moreover, you can also hire storage and warehouse services for your commercial goods.</text:p>
      <text:p text:style-name="P26">We can doubtlessly say that storage services are full pack of benefits and you can get amazing services from movers such as packing before storage, local transportation, and many more. So, hire the best moving team and for this you can choose Sehdev packers and movers.</text:p>
      <text:p text:style-name="P26">Yes, our moving company is one of the best sources of moving for people and many families or businesses have moved with us. So, make a call to the experts right now.</text:p>
      <text:p text:style-name="P24"><text:span text:style-name="Strong_20_Emphasis"><text:span text:style-name="T8">Price Rs. 5500-10500</text:span></text:span></text:p>
      <text:h text:style-name="P10" text:outline-level="3"><text:soft-page-break/><text:span text:style-name="Strong_20_Emphasis"><text:span text:style-name="T12">What are the advantages of within city relocation?</text:span></text:span></text:h>
      <text:p text:style-name="P26">Things becomes difficult when it comes to the within city relocation because it is not an easy process. In other words, you have to face many problems while moving within city. No matter, how much you’re knowledgeable or what, you have to face problems.</text:p>
      <text:p text:style-name="P24"><text:span text:style-name="T6">In other words, you know that there are many responsibilities that you have to take while moving your belongings. Things become difficult and no one wants to feel hassle and stressed at the time of relocation. So, people always prefer the teams of</text:span><text:span text:style-name="Strong_20_Emphasis"><text:span text:style-name="T6"> </text:span></text:span><text:span text:style-name="Strong_20_Emphasis"><text:span text:style-name="T8">packers and movers</text:span></text:span><text:span text:style-name="T6"> for their moving needs.</text:span></text:p>
      <text:p text:style-name="P26">Nothing can be as beneficial as a moving team is for you because you get a complete range of benefits from the teams of movers. Within city relocation with packers and movers become easier because they have a complete knowledge with experience of years that work professionally for your moving needs.</text:p>
      <text:p text:style-name="P26">Secondly, movers have teams of experts that provide you all the moving services at affordable rates and costs. Movers and packers know every location in Gurgaon and that is why you must hire them for your moving needs.</text:p>
      <text:p text:style-name="P24"><text:span text:style-name="T6">So, you should make a call to the experts of</text:span><text:span text:style-name="Strong_20_Emphasis"><text:span text:style-name="T6"> </text:span></text:span><text:span text:style-name="Strong_20_Emphasis"><text:span text:style-name="T8">Sehdev packers and movers </text:span></text:span><text:span text:style-name="T6">to get the best moving results.</text:span></text:p>
      <text:p text:style-name="P24"><text:span text:style-name="Strong_20_Emphasis"><text:span text:style-name="T8">Price Rs. 10500-14500</text:span></text:span></text:p>
      <text:p text:style-name="P42"><text:span text:style-name="T37"/></text:p>
      <text:h text:style-name="P19" text:outline-level="1"><text:span text:style-name="T49">PAN INDIA PACKERS AND MOVERS</text:span></text:h>
      <text:p text:style-name="P43"><text:span text:style-name="T54">These days, you can see that hundreds of people choose the ways of services to solve their different and different problems. We can take the name of relocation services and can say that relocation services are the best for people.</text:span></text:p>
      <text:p text:style-name="P28"> <text:span text:style-name="T2">Of course, you know that people give their best to get instant and the best solutions for their problems and relocation services are the best solution for the moving needs of people. Relocation services are also known as shifting or moving. In this type of service, you get awesome facilities to move your valuables or belongings from a location to another.</text:span></text:p>
      <text:p text:style-name="P26">Surely, these services can help you a lot by making your moving ways easier. Now, if we talk about pan India packers and movers then we want to clear that PAN India stands for Presence across Nation. </text:p>
      <text:p text:style-name="P26"><text:soft-page-break/>It is a term that includes almost everything that is spread or related to a country. So, pan India is related to India. Here, with the help of pan packers and movers, you can get professional and quality work for moving all over India.</text:p>
      <text:p text:style-name="P26">In this article, we are going to discuss some points about Pan India packers and movers. So, take your time and go with us right now.</text:p>
      <text:p text:style-name="P26">1. Pan India is the complete moving solution:</text:p>
      <text:p text:style-name="P26">Do you want to go with a reliable moving company for your valuables? Of course, your answer will be yes. So, you know that moving from here to there difficult but with the help of a reliable moving company you can get complete moving solutions.</text:p>
      <text:p text:style-name="P26">Of course, you get packing, loading, unloading, rearranging, etc… services with the help of a professional team. So, we can say that a moving company or Pan India is the complete moving solution for you.</text:p>
      <text:p text:style-name="P26">2. Complete reach to different locations:</text:p>
      <text:p text:style-name="P26">There is no doubt or nothing wrong in saying that moving is very common among people and many people do shift from here to there. People choose pan packers and movers or professionals for the moving of their valuables.</text:p>
      <text:p text:style-name="P26">Doubtlessly, a moving company is the best solution for your shifting needs. If we talk about another advantage of Pan India then we can take this point and can say that you get complete reach to different locations.</text:p>
      <text:p text:style-name="P26">If we say in simple words, then the experts of professional or pan packing and moving team have many offices at a different location, which help you a lot by making your moving easier. So, if you are looking for a reliable team of Pan Movers and Packers then you should go with us.</text:p>
      <text:p text:style-name="P26">Of course, we are offering the best moving solutions for a long time at Sehdev packers and movers. Our team is completely safe and secure for you. So, without thinking a little thing you should make a call to our experts. Surely, you will get the best moving solutions from our team.</text:p>
      <text:p text:style-name="P26">FAQs</text:p>
      <text:p text:style-name="P26">Why pan packers and movers?</text:p>
      <text:p text:style-name="P26">People take the help of various things to make their move better and easier. You can find a lot of sources but if we talk about pan packers and movers then we can say that nothing can be as beneficial as Pan packers and movers India team is for you.</text:p>
      <text:p text:style-name="P26"><text:soft-page-break/>You get complete moving solutions with the help of such a team and can get rid of all your moving related problems. For example, you get packing, loading, unloading, and many other important and needy services for these types of teams at different locations.</text:p>
      <text:p text:style-name="P26">How much does it cost to hire pan packers and movers in India?</text:p>
      <text:p text:style-name="P26">Of course, moving from one location to another is one of the biggest stressful and expensive tasks. But, with the help of a reliable moving company you can get easier results for your moving tasks.</text:p>
      <text:p text:style-name="P26">If we talk about Pan Packers and movers then many people want to know the costs of these teams. So, we can say that pan packers and movers India teams are professional and experienced. These teams understand your needs and provide you the best and affordable rates for your moving needs. Costs or rates also depend on your moving type.</text:p>
      <text:p text:style-name="P26">Can I move all over India with Pan Packers and movers?</text:p>
      <text:p text:style-name="P26">Without a doubt, packers and movers are one that provides you amazing facilities to complete your moving needs. These are affordable and time saving. But, still, some people want to know that can they choose pan packers and movers for moving all over India.</text:p>
      <text:p text:style-name="P26">So, we want to clear that a team of Pan Movers provides complete moving solutions for the shifting of all over India. All you need to do is just hire a professional and reliable moving company. Surely, nothing can be as beneficial as a team of relocation or packers and movers.</text:p>
      <text:h text:style-name="P19" text:outline-level="1"><text:span text:style-name="T49">CAR RELOCATION - CAR TRANSPORT SERVICE IN GURGAON | SEHDEV PACKERS AND MOVERS</text:span></text:h>
      <text:p text:style-name="P42"><text:span text:style-name="Strong_20_Emphasis"><text:span text:style-name="T17">What are the advantages of car shifting services?</text:span></text:span></text:p>
      <text:p text:style-name="P26">Today’s world is full of different kinds of technologies and thousands of people go with them. For example, we can take the name of vehicles, devices, digital gadgets, and many more. All of these can be the best thing for you.Now, we can take the name of vehicles and can say that this world has different kinds of vehicles like we can take the name of Cars, trucks, vans, bikes, and many more. Almost all people keep a vehicle in their home to go out from a place to another place.Without having a doubt, we can say that a vehicle is one of the most important technologies for people. Now, we can take the topic of Car moving services. Yes, car moving services are also very important if you have a car in your home or office.There is no doubt that thousands of people move their goods daily, from a place to another place and they also move their car or bike. So, we can say that packers and movers or car shifting are also very important for them.</text:p>
      <text:p text:style-name="P24"><text:soft-page-break/><text:span text:style-name="T6">Many people search over the internet “</text:span><text:a xlink:type="simple" xlink:href="https://www.sehdevpackers.com/blogs/car-transportation-services"><text:span text:style-name="Strong_20_Emphasis"><text:span text:style-name="T30">car shifting near me</text:span></text:span></text:a><text:span text:style-name="T6">” to get the </text:span><text:span text:style-name="Strong_20_Emphasis"><text:span text:style-name="T8">best packers and movers</text:span></text:span><text:span text:style-name="T6">. If you also want to go with the best car shifting service provider then you should take a look at the official website of Sehdev packers and movers.Many people want to know about the advantages of car shifting services and if you also want to know about the benefits then you should read the following points. Take your time and read the article completely.Here is a list of the benefits that you can get from car shifting services</text:span></text:p>
      <text:p text:style-name="P24"><text:span text:style-name="Strong_20_Emphasis"><text:span text:style-name="T8">Dent, breaks, or safety</text:span></text:span></text:p>
      <text:p text:style-name="P24"><text:span text:style-name="T6">Are you searching for “</text:span><text:a xlink:type="simple" xlink:href="https://www.sehdevpackers.com/blogs/car-transportation-services"><text:span text:style-name="Strong_20_Emphasis"><text:span text:style-name="T30">car shifting near me</text:span></text:span></text:a><text:span text:style-name="T6">” over the internet? Or you really want to know about the advantages of car shifting services? If your answer is yes then your location is correct. If we say simply then car shifting services are done by professionals, which can be a lot beneficial for you.Yes, the whole process of shifting is done by a car shifting provider and this can save your car from dent or breaks. If we say simply then you can fix the safety of your car with the help of them.Now, if you want to get in touch with the best car shifting service provider then you can make a call to the experts of Sehdev packers and movers. Yes, this company is one of the best sources of shifting.</text:span></text:p>
      <text:p text:style-name="P24"><text:span text:style-name="Strong_20_Emphasis"><text:span text:style-name="T8">Safe transportation</text:span></text:span></text:p>
      <text:p text:style-name="P24"><text:span text:style-name="T6">Car shifting is a very common need for the owners of a car and that is why they always go with car movers. You can find many car movers in your country or city like we can take the name </text:span><text:a xlink:type="simple" xlink:href="https://www.sehdevpackers.com/"><text:span text:style-name="Strong_20_Emphasis"><text:span text:style-name="T30">Sehdev packers and movers</text:span></text:span></text:a><text:span text:style-name="T6">.If we talk about the other benefit of car shifting service then this point will be enough. If we say simply then you can get safe transportation. Without a doubt, safe transportation is very important for the safety of the car.It can save your car from dent or breaks. So, if you want to get in touch with the best service provider then you should make a call to the experts of Sehdev packers and movers.</text:span></text:p>
      <text:p text:style-name="P24"><text:span text:style-name="Strong_20_Emphasis"><text:span text:style-name="T27"> </text:span></text:span><text:span text:style-name="Strong_20_Emphasis"><text:span text:style-name="T8">Price or costs</text:span></text:span></text:p>
      <text:p text:style-name="P24"><text:span text:style-name="T6">There is no doubt almost all people want instant solutions at affordable rates and if we talk about another advantage of car shifting services then we can take this point. Yes, we are talking about price or costs.In other words, you know that when you take packing, loading, etc… services for your car from a different place then it can be the reason for big expenses. So, </text:span><text:a xlink:type="simple" xlink:href="https://www.sehdevpackers.com/blogs/car-transportation-services"><text:span text:style-name="Strong_20_Emphasis"><text:span text:style-name="T30">car shifting services </text:span></text:span></text:a><text:span text:style-name="T6">can save your money and can be the best solution for the car moving for you.Now, to get the best services you can take a glimpse at the official website of Sehdev packers and movers. Here, you can find a wide range of services or facilities at affordable rates. So, visit the website now.</text:span></text:p>
      <text:p text:style-name="P26">Delivery</text:p>
      <text:p text:style-name="P24"><text:span text:style-name="T6">Shifting is one of the most common things among people and you can move your goods easily with the help of shifting services. Similarly, people go with </text:span><text:span text:style-name="Strong_20_Emphasis"><text:span text:style-name="T8">car shifting services</text:span></text:span><text:span text:style-name="T6"> to move their cars. This point will be enough if we talk about the advantages of </text:span><text:a xlink:type="simple" xlink:href="https://www.sehdevpackers.com/blogs/professional-car-transportation-services"><text:span text:style-name="T30">car shifting </text:span></text:a><text:soft-page-break/><text:a xlink:type="simple" xlink:href="https://www.sehdevpackers.com/blogs/professional-car-transportation-services"><text:span text:style-name="T30">services</text:span></text:a><text:span text:style-name="T6">. Yes, you can get door-to-door delivery with the help of car shifting. In other words, they pick your car from the location that you tell and drop it at the correct delivery address.Moreover, you can get on-time delivery, which can be much beneficial for you. Now, if you want to get in touch with the best car shifting service provider or want to move your car then Sehdev packers and movers are here for you. Visit their official website now.</text:span></text:p>
      <text:p text:style-name="P24"><text:span text:style-name="Strong_20_Emphasis"><text:span text:style-name="T27"> </text:span></text:span><text:span text:style-name="Strong_20_Emphasis"><text:span text:style-name="T8">Packing by experts</text:span></text:span></text:p>
      <text:p text:style-name="P24"><text:span text:style-name="T6">Without a doubt, thousands of people keep a car or vehicle in their home and that is why car shifting services are here. Car shifting is a kind of process, in which people move their car from a place to another place with the help of experts.Now, we can take this point as another advantage of car shifting services. Yes, we want to say packing. You get packing by experts when you hire professionals and you know that perfect packing is very important if you want to move your car safely.This can be only done by experts. So, you can take the help of packers and movers or a car shifting service provider. If you really want to get in touch with the best relocation services then without any kind of delay take a look at the official website of </text:span><text:a xlink:type="simple" xlink:href="https://www.sehdevpackers.com/"><text:span text:style-name="Strong_20_Emphasis"><text:span text:style-name="T30">Sehdev packers and movers.</text:span></text:span></text:a></text:p>
      <text:p text:style-name="P24"><text:span text:style-name="Strong_20_Emphasis"><text:span text:style-name="T8">Conclusion</text:span></text:span></text:p>
      <text:p text:style-name="P24"><text:span text:style-name="T6">In conclusion, we can say that </text:span><text:a xlink:type="simple" xlink:href="https://www.sehdevpackers.com/blogs/professional-car-transportation-services"><text:span text:style-name="T30">Car shifting services</text:span></text:a><text:span text:style-name="T6"> are very important for the safe movement of the car. So, always hire a relocation or car moving team to get the best result for shifting. Also, you can make a call to the experts of </text:span><text:span text:style-name="Strong_20_Emphasis"><text:span text:style-name="T8">Sehdev packers and movers</text:span></text:span><text:span text:style-name="T6">.With the help of car Carriers, </text:span><text:a xlink:type="simple" xlink:href="https://www.sehdevpackers.com/blogs/professional-car-transportation-services"><text:span text:style-name="T30">Sehdev Packers &amp; Car transportation</text:span></text:a><text:span text:style-name="T6"> From</text:span><text:span text:style-name="Strong_20_Emphasis"><text:span text:style-name="T6"> </text:span></text:span><text:span text:style-name="Strong_20_Emphasis"><text:span text:style-name="T8">Gurgaon, Delhi, Noida, Ghaziabad, Bangalore, Hyderabad, Chennai, Mumbai, Pune, Ahmadabad, Jaipur, Haryana, Punjab, Chandigarh, Kolkata, Bhubaneswar, Patna,</text:span></text:span><text:span text:style-name="T6"> and all over IndiaMajor Citys. offering our clients door-to-door services. With the expertise in car transportation line and knowledge of our customer need, we have emerged as one of the dominant market players in the moving and packing industries.Our trailer &amp; containerized trucks are specially designed for the carriage of cars &amp; other vehicles. The entire fleet is designated to the pursuit of being an even more effective and efficient tool of transportation all the time.</text:span></text:p>
      <text:h text:style-name="P19" text:outline-level="1"><text:span text:style-name="T49">OFFICE RELOCATION</text:span></text:h>
      <text:h text:style-name="P5" text:outline-level="2"><text:span text:style-name="Strong_20_Emphasis"><text:span text:style-name="T29">What Are the Advantages of Office Relocation Services?</text:span></text:span></text:h>
      <text:p text:style-name="P26">Are you working in an office or running a business? Or do you want to move your office with a hassle-free method?</text:p>
      <text:p text:style-name="P24"><text:soft-page-break/><text:span text:style-name="T6">If a reply is coming with yes from your side then you should go with this article. This article is a correct location for you that can provide you a lot of details about office relocation. Now, first of all, we should discuss what an</text:span><text:span text:style-name="Strong_20_Emphasis"><text:span text:style-name="T6"> </text:span></text:span><text:span text:style-name="Strong_20_Emphasis"><text:span text:style-name="T8">office relocation service</text:span></text:span><text:span text:style-name="T6"> is and why we should go with such services. So, there is no doubt that many people move their office from a location to another location for different reasons. Office relocation is actually a stressful and difficult task and you need a lot of knowledge to complete such tasks. So, people always prefer</text:span><text:span text:style-name="Strong_20_Emphasis"><text:span text:style-name="T6"> </text:span></text:span><text:span text:style-name="Strong_20_Emphasis"><text:span text:style-name="T8">office relocation or office moving services</text:span></text:span><text:span text:style-name="T6"> to complete their office moving needs. Without a doubt, office relocation services can be too good for your office. You can find many service providers in your country such as we can take the name of </text:span><text:a xlink:type="simple" xlink:href="https://www.sehdevpackers.com/"><text:span text:style-name="T30">Sehdev packers and movers</text:span></text:a><text:span text:style-name="T6">. yes, this team is one of the most famous and reliable teams that can provide you a lot of facilities for a safe and easy office moving process. So, today we are going to tell you some advantages of office relocation services. These advantages will clear your vision or reason to choose office relocation services. Now, take your time and go with the full article.</text:span></text:p>
      <text:h text:style-name="P10" text:outline-level="3"><text:span text:style-name="Strong_20_Emphasis"><text:span text:style-name="T12">Here is a list of advantages of office relocation services that can be a lot good for your office.</text:span></text:span></text:h>
      <text:p text:style-name="P24"><text:span text:style-name="T6">Are you </text:span><text:a xlink:type="simple" xlink:href="https://www.sehdevpackers.com/blogs/looking-for-office-relocation"><text:span text:style-name="Strong_20_Emphasis"><text:span text:style-name="T30">searching for the advantages of office relocation services</text:span></text:span></text:a><text:span text:style-name="T6">? If yes then you need to go with this point. Many people choose the ways of packers and movers to get a safe and easy moving process. But, if we talk about office relocation services then these services are also very beneficial for you. Office relocation services provide you easy and safe process, which is much important for your official goods and documents. An experienced and skilled staff of packers and movers completes every single task carefully. So, if you want to move your goods safely then you should choose office relocation services. You should always choose a highly knowledgeable staff and that is why Sehdev packers and movers are here for you. Visit their official website right now.</text:span></text:p>
      <text:p text:style-name="P24"><text:span text:style-name="Strong_20_Emphasis"><text:span text:style-name="T8">Complete office moving solution</text:span></text:span></text:p>
      <text:p text:style-name="P24"><text:span text:style-name="T6">Office relocation or</text:span><text:span text:style-name="Strong_20_Emphasis"><text:span text:style-name="T6"> </text:span></text:span><text:span text:style-name="Strong_20_Emphasis"><text:span text:style-name="T8">office moving </text:span></text:span><text:span text:style-name="T6">is truly a difficult process, one cannot think to complete it alone and that is why thousands of people choose to go with office relocation services. You can find many packers and movers that can offer you these types of services. Now, we can take this point as another </text:span><text:a xlink:type="simple" xlink:href="https://www.sehdevpackers.com/blogs/looking-for-office-relocation"><text:span text:style-name="T30">advantage of office relocation services</text:span></text:a><text:span text:style-name="T6">. If we say simply then these services are a kind of complete solution for your office relocation needs. If we say simply then packers and movers provide a wide range of facilities in one place. For example, we can take the name of packing, loading, unloading, unloading, etc… all these facilities or services are actually very important for a safe moving process. Now, you should visit the official site of </text:span><text:a xlink:type="simple" xlink:href="https://www.sehdevpackers.com/"><text:span text:style-name="Strong_20_Emphasis"><text:span text:style-name="T30">Sehdev packers and movers</text:span></text:span></text:a><text:span text:style-name="T6"> and should take a look at the price and service details to get the best results.</text:span></text:p>
      <text:p text:style-name="P24"><text:span text:style-name="Strong_20_Emphasis"><text:span text:style-name="T8">Packing by professionals</text:span></text:span></text:p>
      <text:p text:style-name="P24"><text:soft-page-break/><text:span text:style-name="T6">Packers and movers are some of the most famous names that offer various services for the comfort of people. In other words, movers and packers can make shifting or relocation easy by providing you the best services. Now, we can take this point and can say that packing of the items is one of the most important things if you are planning to move to a different location. In other words, you know that packing the materials saves your goods from dents, dust, and damages. So, packing should be done by professionals and you can get it only when you hire professionals. If we say simply then you can take the best packing services and pack by professionals with the help of </text:span><text:span text:style-name="Strong_20_Emphasis"><text:span text:style-name="T8">packers and movers</text:span></text:span><text:span text:style-name="T6"> or office relocation services. Now, if you want to get in touch with the best service provider then you should make a call to the experts of Sehdev packers and movers right now.</text:span></text:p>
      <text:p text:style-name="P24"><text:span text:style-name="Strong_20_Emphasis"><text:span text:style-name="T8">Experience and knowledge</text:span></text:span></text:p>
      <text:p text:style-name="P26">Relocation is a very common and useful word for the people who used to move once or twice a year and they choose office relocation services to solve their office moving issues. Now, this point will be a lot knowledgeable if you want to know another advantage of office relocation services. If we say simply then you get experienced and knowledgeable staff for every single task. For example, we can take the name of loading and unloading services. Yes, these types of tasks are one of the hardest tasks and that is why you need to call experts. So, we can say that packers and movers can solve these types of problems easily and can set a great example of office relocation services. Now, we can suggest a good and highly experienced and knowledgeable staff that is offering office relocation services for a long time. Yes, we are talking about Sehdev packers and movers. Yes, this team is the best team of experts and highly knowledgeable staff. So, make a call to them now.</text:p>
      <text:p text:style-name="P24"><text:span text:style-name="Strong_20_Emphasis"><text:span text:style-name="T8">Affordable and friendly</text:span></text:span></text:p>
      <text:p text:style-name="P26">Do you want to know about the benefits of office relocation services? If yes then this point is truly a good advantage of office relocation. You can get an affordable bunch of services for your office shifting with the help of packers and movers. In other words, you get transportation, packing, loading, etc… services at one place that can be the reason for saving. So, we can say that these services are affordable.</text:p>
      <text:p text:style-name="P24"><text:span text:style-name="Strong_20_Emphasis"><text:span text:style-name="T8">Hassle-free Office relocation services</text:span></text:span></text:p>
      <text:p text:style-name="P24"><text:span text:style-name="T6">When it comes to office relocation, our team at </text:span><text:a xlink:type="simple" xlink:href="https://www.sehdevpackers.com/"><text:span text:style-name="T30">Sehdev Packers and Movers</text:span></text:a><text:span text:style-name="T6"> has a great understanding in context with the expectations of each customer. We make sure to polish ourselves with every thick and thin of the office or business policy before initiating the office relocation services. It can be highly stressful for most of the people who run a business or the company, to handle the shifting of the workplace all by themselves! Do you need to relocate your business office to the new location? We make sure to help you with the most adequate relocation service. Doing the relocation can prove to be a tedious task; therefore, professional assistance is always required.</text:span></text:p>
      <text:p text:style-name="P26"><text:soft-page-break/>For all the professionals who run the business or a company, it can be challenging to do the shifting without any professional assistance. We ensure to help you in the movement of the workplace in the right way. Our team will help your workplace to take care of every detail concerning office goods, electric equipment, etc. Our team will inspect every single item that has to be shifted to a new location. Thus we make sure to provide you with the best, hassle-free office relocation for you and the employees. With the support of Sehdev Packers and Movers, you will experience a convenient, successful step with reduced downtime. With our professional expertise and professional equipment, we will tackle any of your moving needs.</text:p>
      <text:p text:style-name="P24"><text:span text:style-name="Strong_20_Emphasis"><text:span text:style-name="T8">Sehdev Packers and Movers’ Commitments in the Office Relocation</text:span></text:span></text:p>
      <text:p text:style-name="P26">With a good number of experiences, our experts have used the extensive experience to collaborate with numerous clients each year and plan every detail. So if you are on the edge of the preparation of the office relocation, we will take your entire relocation responsibility on our shoulders and handle every step from the beginning until the end. Sehdev Packers and Movers understand that your employees have different expectations – from transfer to transfer. And we also understand that you have an Office relocation policy to follow. We make it our business to know the ins and outs of your policy, and to adapt to the needs of the individual as much as possible within the limits of your program.</text:p>
      <text:p text:style-name="P24"><text:span text:style-name="Strong_20_Emphasis"><text:span text:style-name="T8">Why do people choose the ways of office relocation services?</text:span></text:span></text:p>
      <text:p text:style-name="P24"><text:span text:style-name="T6">Are you searching for the best team of packers and movers or want to go with the</text:span><text:a xlink:type="simple" xlink:href="https://www.sehdevpackers.com/blogs/looking-for-office-relocation"><text:span text:style-name="Strong_20_Emphasis"><text:span text:style-name="T31"> </text:span></text:span></text:a><text:span text:style-name="Strong_20_Emphasis"><text:span text:style-name="T8">best office relocation services</text:span></text:span><text:span text:style-name="T6">? If a reply is coming with yes from your side or your brain wants to say yes then this is the correct location for you. These days, you can see that people give their best to solve their problems such as they go with digital gadgets and choose the ways of services. They do every possible thing to make their life easy. Now, we can take the name of office relocation or office moving services and can say that hundreds of companies go with these types of services to move their business from one place to another and one city to another. These types of services offer you a wide range of facilities that can make your office shifting easy and can move your items easily. You can find many service providers for it such as we can take the name of </text:span><text:a xlink:type="simple" xlink:href="https://www.sehdevpackers.com/"><text:span text:style-name="Strong_20_Emphasis"><text:span text:style-name="T30">Sehdev packers and movers</text:span></text:span></text:a><text:span text:style-name="T6">. Now, there is a question why you should choose office moving services? Or why do people prefer these services? So, today we will discuss some amazing reasons that will help you to understand the importance of packers and movers. Now, you should read the following points. Here is a list of the reasons that will help you to understand why people choose the ways of office relocation services:</text:span></text:p>
      <text:p text:style-name="P24"><text:span text:style-name="Strong_20_Emphasis"><text:span text:style-name="T8">Lack of knowledge</text:span></text:span></text:p>
      <text:p text:style-name="P24"><text:span text:style-name="T6">Are you searching for the reasons that why people go with </text:span><text:span text:style-name="Strong_20_Emphasis"><text:span text:style-name="T8">office relocation services</text:span></text:span><text:span text:style-name="T6">? If yes then this point is a good reason to choose these types of services for your office moving need. Yes, we are saying lack of knowledge. There is no doubt that the process of office moving is a difficult task and knowledge is very important to complete such tasks. In other words, every </text:span><text:soft-page-break/><text:span text:style-name="T6">single process should be done with knowledge and skills to get a successful office moving result.</text:span></text:p>
      <text:p text:style-name="P26">You should read the following points are some important parts of office moving process</text:p>
      <text:list xml:id="list30430015" text:style-name="L4">
        <text:list-item>
          <text:p text:style-name="P33">Packing of small, delicate, large, and heavy items</text:p>
        </text:list-item>
        <text:list-item>
          <text:p text:style-name="P33">Loading of heavy and large goods</text:p>
        </text:list-item>
        <text:list-item>
          <text:p text:style-name="P33">Packing of documents</text:p>
        </text:list-item>
        <text:list-item>
          <text:p text:style-name="P33">Safe and secure transportation</text:p>
        </text:list-item>
        <text:list-item>
          <text:p text:style-name="P33">Unpacking and rearranging</text:p>
        </text:list-item>
      </text:list>
      <text:p text:style-name="P26">So, we can say that you need a lot of knowledge to complete such tasks and that is why packers and movers can be the best source of services for you. You should take a look at the official website of Sehdev packers and movers.</text:p>
      <text:p text:style-name="P24"><text:span text:style-name="Strong_20_Emphasis"><text:span text:style-name="T8">Lack of time</text:span></text:span></text:p>
      <text:p text:style-name="P26">Office relocation service provides a complete range of facilities and thousands of people go with packers and movers for their office relocation or office moving needs. These are some of the most important and useful services that can be the best thing for you during moving. Now, we can take this point as another reason behind the popularity of office moving services and can say that you can choose these services when there is a lack of time. Yes, you know that people always remain busy in their personal and professional work.</text:p>
      <text:p text:style-name="P26">They don’t have time to decide about things. So, they always choose the ways of services to get the results for their needs. So, we can say that you can choose office relocation services when there is a lack of time. You should read the following points for more.</text:p>
      <text:list xml:id="list30442670" text:style-name="L5">
        <text:list-item>
          <text:p text:style-name="P34">You have to find the best service provider</text:p>
        </text:list-item>
        <text:list-item>
          <text:p text:style-name="P34">Also, you have to check for the best quotations</text:p>
        </text:list-item>
        <text:list-item>
          <text:p text:style-name="P34">You have to look for the services</text:p>
        </text:list-item>
        <text:list-item>
          <text:p text:style-name="P34">Also, you need to check for the security and safety</text:p>
        </text:list-item>
      </text:list>
      <text:p text:style-name="P26">So, we can say that you need to choose the best team that can provide the best results for the services when there is a lack of time. so now, you should go with Sehdev packers and movers to get the best services for your office shifting.</text:p>
      <text:p text:style-name="P24"><text:span text:style-name="Strong_20_Emphasis"><text:span text:style-name="T8">An affordable way of moving</text:span></text:span></text:p>
      <text:p text:style-name="P26">Moving services can solve your hundreds of moving relates issues and can provide you the best results for shifting. But, if we talk that why people go with office moving services or what are the reasons behind its popularity then this point will be enough for you. If we say simply then office moving services are an affordable way of moving that can be a lot good for you. In <text:soft-page-break/>other words, there are many reasons that can be the reason for an affordable moving process for you. You should read the following to know some reasons. You can get various services at one place that can be the reason for saving free services, you can get some free services or at a little charge sometimes, that is also a good reason for you</text:p>
      <text:p text:style-name="P24"><text:span text:style-name="Strong_20_Emphasis"><text:span text:style-name="T8">Free quotations and surveys</text:span></text:span></text:p>
      <text:p text:style-name="P26">So, there is no doubt that office moving services are truly a good and affordable way of moving. Now, you should take a look at the official website of Sehdev packers and movers to get various services at affordable rates.</text:p>
      <text:p text:style-name="P24"><text:span text:style-name="Strong_20_Emphasis"><text:span text:style-name="T8">Easy way of moving</text:span></text:span></text:p>
      <text:p text:style-name="P26">Packers and movers are one that can make your office shifting easy with various efforts and that is also a reason that thousands of people prefer moving services for office shifting. Now, we can take this point as another main reason to go with office moving services. Yes, these services are a kind of easy way of moving and can make the shifting a lot easier. Because packers and movers take all the responsibility of your moving and things become easier for you. The whole process becomes easy and you can move your office easily. So, we can say that if you are planning to move your business then you should go with office relocation or moving services.</text:p>
      <text:p text:style-name="P24"><text:span text:style-name="Strong_20_Emphasis"><text:span text:style-name="T8">Conclusion</text:span></text:span></text:p>
      <text:p text:style-name="P26">In conclusion, we can say that office relocation services are truly very important for your office shifting and to get the best and reliable services you should go with Sehdev packers and movers. Yes, this team can provide you the best services at affordable rates. So, make a call to their experts right now.</text:p>
      <text:p text:style-name="P24"><text:span text:style-name="Strong_20_Emphasis"><text:span text:style-name="T8">Ending note:</text:span></text:span></text:p>
      <text:p text:style-name="P26">We told you the advantages of office relocation and there is no doubt in saying that these services are the best solution for office moving services and to go with the best team you should make a call to the experts of Sehdev packers and movers now.</text:p>
      <text:p text:style-name="P42"><text:span text:style-name="T37"/></text:p>
      <text:h text:style-name="P19" text:outline-level="1"><text:span text:style-name="T49">INTERNATIONAL SHIFTING</text:span></text:h>
      <text:p text:style-name="P42"><text:span text:style-name="Strong_20_Emphasis"><text:span text:style-name="T17">Amazing things that you should know about international shifting</text:span></text:span></text:p>
      <text:p text:style-name="P24"><text:span text:style-name="T6">Nowadays, you can see that packers and movers are one that can provide you a complete solution for your relocation needs. Relocation is very common for the person, who works in an office, in a company, or in another city and they move their goods twice in a year.</text:span><text:a xlink:type="simple" xlink:href="https://www.sehdevpackers.com/"><text:span text:style-name="Strong_20_Emphasis"><text:span text:style-name="T30">Packers and movers</text:span></text:span></text:a><text:span text:style-name="T6"> have many beneficial facilities such as we can take the name of </text:span><text:span text:style-name="Strong_20_Emphasis"><text:span text:style-name="T8">packing, loading, </text:span></text:span><text:soft-page-break/><text:span text:style-name="Strong_20_Emphasis"><text:span text:style-name="T8">unloading,</text:span></text:span><text:span text:style-name="T6"> and their experience and well skilled staff makes their moving better. There are many types of moving.For example, we can take the name of commercial moving, household moving, interstate moving, and international moving. All the moving are important for people and many people go through these services.Now, we can take the name of international moving and can say that many people search for international packers and movers. In this type of service, you can move your goods from a country to another country easily.In other words, international moving or move is a process in which people or families move to another country or in another continent and transport their personal belongings to the destination country via ocean freight transportation.So, in today’s article, we will tell you some amazing things about international shifting. So, take your time and go with the full article.</text:span></text:p>
      <text:p text:style-name="P26">Here is a list of some amazing things that you should know about international shifting:</text:p>
      <text:p text:style-name="P24"><text:span text:style-name="Strong_20_Emphasis"><text:span text:style-name="T8">Moving to another country</text:span></text:span></text:p>
      <text:p text:style-name="P26">Have you ever taken international moving services for your international moving? If not and you want to move to another country then you should go with this point. If we say simply then international shifting is a complete solution for international moving.In this process, a family or people move to another country or in another continent and transport their personal belongings. Without a doubt, moving services are truly the best solution for your international moving needs.Now, if you are searching for the best service provider to get the best international moving services then you should choose Sehdev packers and movers. This team is a complete solution for the relocation.</text:p>
      <text:p text:style-name="P24"><text:span text:style-name="Strong_20_Emphasis"><text:span text:style-name="T8">Packing, loading, and unloading</text:span></text:span></text:p>
      <text:p text:style-name="P24"><text:span text:style-name="T6">Relocation services are one of the best things that can provide you the best solutions for your relocation needs. Now, we can take this point as another important thing of international moving and can say that hundreds of people choose the ways of international moving services.These services are the complete solution for people and for their international move. For example, you can get packing, loading, unloading, unpacking, etc… services in one place. Moreover, all these tasks are done by professionals.There is no doubt in saying that these tasks are actually very difficult to do. So, international shifting is the best thing for people. Now, to get the best services you should go with Sehdev packers and movers. This team of </text:span><text:a xlink:type="simple" xlink:href="https://www.sehdevpackers.com/"><text:span text:style-name="Strong_20_Emphasis"><text:span text:style-name="T30">packers and Movers Company</text:span></text:span></text:a><text:span text:style-name="T6"> is the best for people.</text:span></text:p>
      <text:p text:style-name="P24"><text:span text:style-name="Strong_20_Emphasis"><text:span text:style-name="T8">Moving by airplane</text:span></text:span></text:p>
      <text:p text:style-name="P24"><text:span text:style-name="T6">Do you want to know about international moving or you want to go with it? Of course, your answer will be yes and that is why we are here for you. Usually, people move their goods from a city to another city with the help of </text:span><text:span text:style-name="Strong_20_Emphasis"><text:span text:style-name="T8">packers and movers or transportation services</text:span></text:span><text:span text:style-name="T6">.But, if we talk about international movement then people go through airplanes to complete the moving. Yes, the international moving process is done with the help of airplane services. These services are truly useful for the people who need to move their goods or belongings to </text:span><text:soft-page-break/><text:span text:style-name="T6">another country.Now, if you are searching for the best service provider to make your ways easy or to move safely then you should go with Sehdev packers and movers. Yes, this team has many experts that can clear your all doubts in a couple of minutes.</text:span></text:p>
      <text:p text:style-name="P24"><text:span text:style-name="Strong_20_Emphasis"><text:span text:style-name="T8">Costs and prices</text:span></text:span></text:p>
      <text:p text:style-name="P26">Relocation is a very common thing for people that work at a different and different locations. Also, for the people that live at various locations. Now, we can take this point and can say that many people search for the rates of an international move and if you also want to know about it then we can say that it depends on location and goods.</text:p>
      <text:p text:style-name="P24"><text:span text:style-name="T6">Yes, if you want to cover more distance with much quantity of goods then rates can be a little extra. On the other side, if you want to cover a little distance then you may get fewer amounts in the quotation.You should always choose a safe and secure relocation service provider to get a successful and affordable shifting solution and that is why you should choose </text:span><text:a xlink:type="simple" xlink:href="https://www.sehdevpackers.com/"><text:span text:style-name="Strong_20_Emphasis"><text:span text:style-name="T30">Sehdev packers and movers</text:span></text:span></text:a><text:span text:style-name="T6">. Yes, this team can be a lot good for you. So, make a call to their experts right now.</text:span></text:p>
      <text:p text:style-name="P24"><text:span text:style-name="Strong_20_Emphasis"><text:span text:style-name="T8">Legality, safety, and insurance</text:span></text:span></text:p>
      <text:p text:style-name="P24"><text:span text:style-name="T6">Thousands of people have taken help of the packers and movers to get the best results for their shifting needs and if we talk about the international shifting then we can say that many people move to another country and they choose relocation services.International relocation services are one that can give you the best results for your move and can make your way easy. We can take this point and can say that these services are legal and always take care of the safety of your belongings.Moreover, packers and movers also provide you the transit insurance which can be good for the goods. Safety is one of the most important things and it is the priority for the people. So, we can say that </text:span><text:span text:style-name="Strong_20_Emphasis"><text:span text:style-name="T8">international shifting services</text:span></text:span><text:span text:style-name="T6"> are the best for your international relocation.</text:span></text:p>
      <text:p text:style-name="P24"><text:span text:style-name="Strong_20_Emphasis"><text:span text:style-name="T8">Conclusion</text:span></text:span></text:p>
      <text:p text:style-name="P24"><text:span text:style-name="T6">Now, in conclusion, we can say that if you are thinking to move to another country and want to move your goods safely then you should go with international shifting services. Without a doubt, these services can make you happy to move safely to another country.To get the best results you should always choose a trustworthy, reliable, and legal company. Sehdev Packers and Movers Company is one that can give you the best results. So, make a call right now.Sehdev Packers and Movers is trusted by corporations and governments around the world with the details of moving transfers and their families around the world. We know the regulations, requirements and the specifics of international moving. You get the global reach of</text:span><text:a xlink:type="simple" xlink:href="https://www.sehdevpackers.com/"><text:span text:style-name="T31"> </text:span></text:a><text:a xlink:type="simple" xlink:href="https://www.sehdevpackers.com/"><text:span text:style-name="T30">Sehdev Packers and Movers</text:span></text:a><text:span text:style-name="T6"> with the local responsiveness of our licensees and partners.</text:span></text:p>
      <text:h text:style-name="P19" text:outline-level="1"><text:soft-page-break/><text:span text:style-name="T49">COVID-19 100% PROTECTION</text:span></text:h>
      <text:p text:style-name="P42"><text:span text:style-name="Strong_20_Emphasis"><text:span text:style-name="T17">Useful tips that you should follow while shifting in Covid-19</text:span></text:span></text:p>
      <text:p text:style-name="P24"><text:span text:style-name="T6">Nowadays, you can see that people always want the instant solution and they take every possible step for it. They use different kinds of products and services to get the best results. For example, we can take the name of</text:span><text:a xlink:type="simple" xlink:href="https://www.sehdevpackers.com/"><text:span text:style-name="T31"> </text:span></text:a><text:a xlink:type="simple" xlink:href="https://www.sehdevpackers.com/"><text:span text:style-name="T30">packers and movers.</text:span></text:a></text:p>
      <text:p text:style-name="P24"><text:span text:style-name="T6">Yes, you can find thousands of packers and movers in your city that provides you the best services for your relocation needs. For example, we can take the name of </text:span><text:a xlink:type="simple" xlink:href="https://www.sehdevpackers.com/"><text:span text:style-name="T30">Sehdev packers and packers</text:span></text:a><text:span text:style-name="T6">.</text:span></text:p>
      <text:p text:style-name="P24"><text:span text:style-name="T6">Yes, this packer and mover company is the best relocation source for people.Now, we can take the topic of </text:span><text:span text:style-name="Strong_20_Emphasis"><text:span text:style-name="T8">Covid-19.</text:span></text:span><text:span text:style-name="T6">, Covid-19 is one of the worst things for people this year and many people have lost their loved ones due to this worst disease. So, there is a question that how to shift during Covid-19.</text:span></text:p>
      <text:p text:style-name="P24"><text:span text:style-name="T6">Without a doubt, this is not an easy process and you have to face a lot of problems to shift to a different location during Covid-19. So, you should know some beneficial </text:span><text:span text:style-name="Strong_20_Emphasis"><text:span text:style-name="T8">tips that can help you during shifting in Corona virus.</text:span></text:span><text:span text:style-name="T6"> </text:span></text:p>
      <text:p text:style-name="P26">Tips that can be the best solution of shifting during Covid-19<text:line-break/>There is no doubt in saying that thousands of people choose shifting services for relocation and that is why you can find many packers and movers. Packing and moving services are one of the best things for people because these can make your moving ways easy.</text:p>
      <text:p text:style-name="P24"><text:span text:style-name="T6">But, shifting during Covid-19 is truly a topic on which you should think properly and should make good plans. So, we are here for you. Today we will tell you some beneficial tips that can be the best for your shifting idea during Covid-19.As you know thousands of people died during corona virus and many people are still suffering from it. But, if we talk about </text:span><text:span text:style-name="Strong_20_Emphasis"><text:span text:style-name="T8">shifting during Covid-19 </text:span></text:span><text:span text:style-name="T6">then you should always take care of some points. Now, take your time and read the following points carefully.</text:span></text:p>
      <text:p text:style-name="P24"><text:span text:style-name="Strong_20_Emphasis"><text:span text:style-name="T8">Choose the best and safe service provider</text:span></text:span></text:p>
      <text:p text:style-name="P24"><text:span text:style-name="T6">Shifting is one of the most common needs of people and you can’t complete the process without the help of the experts of packers and Movers Company. Moreover, this time is coronavirus time that is why you need to take care of every little thing and should make plans for </text:span><text:span text:style-name="Strong_20_Emphasis"><text:span text:style-name="T8">covid-19 100% protection</text:span></text:span><text:span text:style-name="T6">.</text:span></text:p>
      <text:p text:style-name="P26">So, if we talk about this point then we can say that you should choose the best and safe relocation service provider that carefully follows the all needy precaution. Without a doubt, there are a lot of packers and movers in your country. So, you should always go with the best.If you searching for such packers and movers company then Sehdev packers and <text:soft-page-break/>movers can be the best source of shifting. Their staff and experts follow the all needy precaution which can be truly beneficial for you. So, make a call to them right now.</text:p>
      <text:p text:style-name="P24"><text:span text:style-name="Strong_20_Emphasis"><text:span text:style-name="T8">Ask for mask and sanitizers</text:span></text:span></text:p>
      <text:p text:style-name="P24"><text:span text:style-name="T6">There is no doubt in saying that </text:span><text:span text:style-name="Strong_20_Emphasis"><text:span text:style-name="T8">Covid-19 </text:span></text:span><text:span text:style-name="T6">is the worst thing for people this year and many people have lost their loved ones due to this virus. Moreover, the current situation of people and countries is also not good that is why you should take care of every little thing.</text:span></text:p>
      <text:p text:style-name="P24"><text:span text:style-name="T6">Now, if we talk about another tip that you should follow during </text:span><text:span text:style-name="Strong_20_Emphasis"><text:span text:style-name="T8">shifting for covid-19 100% protection</text:span></text:span><text:span text:style-name="T6"> in this critical time then we can take this point and can say that you should strictly ask for masks and sanitizers. Without a doubt, masks and sanitizers are very important that can save you a lot.Sanitizer is a kind of liquid that can kill bacteria and germs. So, always use and ask for masks and sanitizers. This can be beneficial for you during packing, loading, and face to face conversations.Now, if you want to get in touch with the best relocation service provider then Sehdev packers and movers can be the best for you. You should take a glimpse at the main website right now. Surely you will get the beneficial services from them.</text:span></text:p>
      <text:p text:style-name="P26">Checkup or medical report</text:p>
      <text:p text:style-name="P24"><text:span text:style-name="T6">Relocation is one of the most common things among people and many people shift daily from a place to another place. They shift their cars, household goods, commercial goods, and many more. But, if we talk about shifting during </text:span><text:span text:style-name="Strong_20_Emphasis"><text:span text:style-name="T8">Covid-19</text:span></text:span><text:span text:style-name="T6"> then this point is also very beneficial for you.</text:span></text:p>
      <text:p text:style-name="P24"><text:span text:style-name="T6">There is no doubt that when you hire </text:span><text:span text:style-name="Strong_20_Emphasis"><text:span text:style-name="T8">packers and Movers Company</text:span></text:span><text:span text:style-name="T6"> then their staff members comes to your home or office. So, you should check their temperature or ask for a medical report. This thing can be a lot beneficial for you in this situation and can save you from this worst disease.So, you should always go with a team that can give you a safe report. This is not an odd thing. So, always take care of this point. You can make a call to their expert of Sehdev packers and movers to get the best services.</text:span></text:p>
      <text:p text:style-name="P24"><text:span text:style-name="Strong_20_Emphasis"><text:span text:style-name="T8">Disinfect the home</text:span></text:span></text:p>
      <text:p text:style-name="P26">Shifting is very common things for people these days and many people do shifting from a place to another place for different reasons. But, if we talk about another beneficial tip to shift during Covid-19 then this point is truly important for you.</text:p>
      <text:p text:style-name="P26">Yes, we are talking about the disinfection of home. If we say simply then you should disinfect your home before inviting packers and movers. Without a doubt, this can be good for you and company.Moreover, you should also disinfect your new home before unpacking. So, you can make a contact with the experts of Sehdev packers and movers to get the best deals during Covid-19.</text:p>
      <text:p text:style-name="P24"><text:span text:style-name="Strong_20_Emphasis"><text:span text:style-name="T8">Rates or costs</text:span></text:span></text:p>
      <text:p text:style-name="P24"><text:soft-page-break/><text:span text:style-name="T6">Covid-19 is one of the worst diseases but the think of people is worst than </text:span><text:span text:style-name="Strong_20_Emphasis"><text:span text:style-name="T8">covid-19</text:span></text:span><text:span text:style-name="T6">. If we use simple words to say then many people are taking advantage of </text:span><text:span text:style-name="Strong_20_Emphasis"><text:span text:style-name="T8">Covid-19</text:span></text:span><text:span text:style-name="T6"> in different and different ways.</text:span></text:p>
      <text:p text:style-name="P26">But, if you want to shift during Covid-19 time then you need to go with this point. Yes, many packers and movers are asking for extra price or cost during shifting which is truly not good. So, you should always go with a team that provides you the perfect or right price.This point is as much important as masks or sanitizers. So, if you want to get in touch with the best packers and Movers Company then the Sehdev packers and movers team is here for you. They provide you awesome services at affordable rates.</text:p>
      <text:p text:style-name="P26">Conclusion</text:p>
      <text:p text:style-name="P26">We told you some beneficial tips that can prove beneficial during shifting in Covid-19 time. Now, it’s on you that how much properly you will follow these tips.</text:p>
      <text:p text:style-name="P24"><text:span text:style-name="T6">Everything has to be cleaned with a sanitizer. </text:span><text:a xlink:type="simple" xlink:href="https://www.sehdevpackers.com/"><text:span text:style-name="T30">Sehdev packers and movers in Gurgaon</text:span></text:a><text:span text:style-name="T6"> ensure that all employees go on packing with masks and gloves. Employee masks, gloves will be new, which they will not use before. It is stored in a 24-hour sun to disinfect the packaging material.Sehdev Packers and Movers has taken this decision in view of the danger of corona epidemic! Whatever packing will be in it, labor team masks, sanitizers, globs and whatever equipment to protect against corona. So that we and our society are safe from Corona</text:span></text:p>
      <text:p text:style-name="P26">.We recommend this for those who get us to sanitize the entire house as we move forwar</text:p>
      <text:h text:style-name="P19" text:outline-level="1"><text:span text:style-name="T49">ISO CERTIFIED PACKERS AND MOVERS</text:span></text:h>
      <text:h text:style-name="P6" text:outline-level="2"><text:span text:style-name="T49">How to choose the safest team of packers and movers?</text:span></text:h>
      <text:p text:style-name="P24"><text:span text:style-name="Strong_20_Emphasis"><text:span text:style-name="T8">iso cretified packers and movers</text:span></text:span><text:span text:style-name="T6">,Are you thinking to move your household goods or do you want</text:span><text:a xlink:type="simple" xlink:href="https://www.sehdevpackers.com/home-relocation"><text:span text:style-name="Strong_20_Emphasis"><text:span text:style-name="T31"> </text:span></text:span></text:a><text:a xlink:type="simple" xlink:href="https://www.sehdevpackers.com/home-relocation"><text:span text:style-name="Strong_20_Emphasis"><text:span text:style-name="T30">hassle-free moving</text:span></text:span></text:a><text:span text:style-name="T6">? If a reply is coming with yes by your side then you should go with this full article. Here we will tell you some amazing things that can be the best for your moving needs.These days, you can see that people always choose services to solve their problems like we can take the name of renovation services, packers and movers, and many more. All these ways are truly very good for people to solve their problems. Now, if we talk about packers and movers then almost all people want hassle-free and easy shifting services to solve their moving issues and that is why you can find many movers in your country or city. But, you should always pick the best and safe moving company.Yes, only safe moving and relocation service providers can provide you the best results. So, there is a question that how to choose the best and safe packers and movers company for your relocation needs.So, in this </text:span><text:soft-page-break/><text:span text:style-name="T6">article, we are going to tell you some tips with which you can easily find a safe team of packers and mover and can make your relocation easy. You just need to go with the full page.</text:span></text:p>
      <text:h text:style-name="P3" text:outline-level="2">List of the tips that can help you to pick the best and safe team of movers</text:h>
      <text:p text:style-name="P24"><text:span text:style-name="T6">There are many packers and movers that offer you</text:span><text:a xlink:type="simple" xlink:href="https://www.sehdevpackers.com/packing-and-moving"><text:span text:style-name="Strong_20_Emphasis"><text:span text:style-name="T31"> </text:span></text:span></text:a><text:a xlink:type="simple" xlink:href="https://www.sehdevpackers.com/packing-and-moving"><text:span text:style-name="Strong_20_Emphasis"><text:span text:style-name="T30">packing and moving </text:span></text:span></text:a><text:span text:style-name="T6">services and many people go with them. But, you should always choose a safe and registered company otherwise results can be difficult and out of your thinking. So, read the following points/tips to know more.</text:span></text:p>
      <text:h text:style-name="P3" text:outline-level="2">Be aware of fake packers and movers</text:h>
      <text:p text:style-name="P26">Are you searching for a team of packers and movers or you want to know some tips for it? Of course, your answer will be yes and that is why we are here with this amazing point/tip for you. So, you know that there are many packers and movers.But, some of the companies can be fake and can walk you towards problems. That is why tips or awareness are very important. So, be aware of fake packers and movers that can spoil your life. You should read the following points for more.Fake companies have no legal documents.These types of companies make excuses and do not complete the work properly.You can also check for the reviews and can ask from the search engines.These types of companies have no professional skills and experience.Fake packers and movers do not have a permanent address.So, we can say that you should always take care of your goods and should be aware of fake packers and movers. Moreover, you should visit the office of packers and movers and should ask for the address and surveys.</text:p>
      <text:h text:style-name="P3" text:outline-level="2">ISO Certified company:</text:h>
      <text:p text:style-name="P26">Relocation services are one of the best services for shifting issues and many people choose such services to get the best results for packing and moving. Packers and movers offer a wide range of facilities. But, should pick one team that is safe and secure for the moving of the goods.Yes, many fake companies are offering packing and moving services. You cannot easily recognize such companies. But, some tips can be useful for you and can help you on a big level. Now, we can take this point and can say that you should always choose an ISO certifies company.Yes, these types of certified companies are a safe and secure source of shifting for you and you should read the following points for more.ISO certificate is a symbol of loyalty and safety.You can easily find out such companies.You can find complete info about the company on the ISO certificate.ISO certificate helps you by telling you the trust and quality level of a company.So, if you want to pick a safe team of packers and movers then always <text:soft-page-break/>check the ISO certificate. An ISO certified company can provide you the best results. This tip is one of the best and important tips for you. So, always go through this tip before choosing a safe team of packers and movers.</text:p>
      <text:h text:style-name="P3" text:outline-level="2">Check reviews, comments, and rates:</text:h>
      <text:p text:style-name="P26">Many people have searched over the internet for a safe and secure team of packers and movers? But, are you really getting safe services for your relocation needs? This question can put a doubt in your mind. Yes, there are many movers that may be fake and can lead you to problems.So, always take care of the safety tips and go with the best team. We can take this point as another tip that can help you to choose the best and safe team of packers and movers. Read the following points for more.Check for the reviews. These reviews are added by previous customers that can tell you a lot of truth for the company.Comments, these are one of the most useful things that can be the best for you and can help you to find out the truth of a company Rates and services, a safe company always provide you the best services at correct and deserving rates. Rating, the rating is another thing that can be good to know you the level of a company.So, without a doubt, this tip/point can be another beneficial thing that can help you to pick the best team of packers and movers. So, follow this point before choosing any team.</text:p>
      <text:h text:style-name="P3" text:outline-level="2">Ending note</text:h>
      <text:p text:style-name="P24"><text:span text:style-name="T6">We have told you some tips that are truly very important and can prove beneficial to choose the safe team of packers and movers. Now, it is only on you how much properly you will follow these tips.There is no doubt that we at Sehdev packers and movers offer you safe services at affordable costs. Our company is an ISO Certified Company and we give you 100% guarantee for the safety of your belongings. To get the best deals and to know the quotations you should make a call to our experts right now.we Sehdev Packers and Movers; 100% certified and government certified company. We registered our company with full documentary verification, which is help to customer make trust on us.</text:span><text:span text:style-name="Strong_20_Emphasis"><text:span text:style-name="T8">Our ISO 9001:2015 certifications</text:span></text:span><text:span text:style-name="T6"> is represent us to a genuine transport company across the country.</text:span></text:p>
      <text:h text:style-name="P19" text:outline-level="1"><text:span text:style-name="T49">VERIFIED PACKERS AND MOVERS</text:span></text:h>
      <text:p text:style-name="P42"><text:span text:style-name="T15">Are you looking for a reliable and trustworthy team of </text:span><text:a xlink:type="simple" xlink:href="https://www.sehdevpackers.com/packers-movers-gurgaon" office:target-frame-name="_blank" xlink:show="new"><text:span text:style-name="T33">packers and movers</text:span></text:a><text:span text:style-name="T15">? Or do you want to go with </text:span><text:a xlink:type="simple" xlink:href="https://www.sehdevpackers.com/verified-packers-and-movers"><text:span text:style-name="T33">verified packers and movers</text:span></text:a><text:span text:style-name="T15"> for the moving needs of your expensive valuable? If a reply is coming with yes from your side then this article is the perfect location for you.</text:span></text:p>
      <text:p text:style-name="P26"><text:soft-page-break/>Moving is not a game of children and no one can simply think to do it lonely. Of course, you need a lot of experience and knowledge to complete the task easily. Apart from all, you must have proper time and equipment to get the best moving results for your valuables.</text:p>
      <text:p text:style-name="P24"><text:span text:style-name="T6">So, we can take the name of </text:span><text:a xlink:type="simple" xlink:href="https://www.sehdevpackers.com/" office:target-frame-name="_blank" xlink:show="new"><text:span text:style-name="T30">packers and movers</text:span></text:a><text:span text:style-name="T6"> and can say that nothing can help you as a moving company can and hundreds of people give priority to the moving companies when it comes to relocation and shifting.</text:span></text:p>
      <text:p text:style-name="P24"><text:span text:style-name="T6">A moving company is one that provides you with amazing facilities for your valuables at affordable rates. for example, we can take the name of packing, loading, unloading, rearranging, etc… but, the main thing that you should consider before moving your valuables is that search hard and go with a </text:span><text:a xlink:type="simple" xlink:href="https://www.sehdevpackers.com/verified-packers-and-movers"><text:span text:style-name="T30">verified packers and movers company</text:span></text:a><text:span text:style-name="T6">.</text:span></text:p>
      <text:p text:style-name="P26">Of course, nothing can be safe as a verified, well-known, and registered moving company is for you. So, you must hire a moving company that is completely safe for you. In this article, we are going to discuss some easy tips to make you know that how can you hire a safe moving company. Take your time and read the following tips carefully.</text:p>
      <text:h text:style-name="P3" text:outline-level="2">Search over the internet</text:h>
      <text:p text:style-name="P26">Getting in touch with a safe and reliable moving company is too hard. But, if you are thinking to hire a professional moving company then you should go with this tip/point. Of course, we are saying search over the internet.</text:p>
      <text:p text:style-name="P26">There is no doubt in saying that a search engine provides different solutions for different things so that you can choose it to get in touch with a safe and reliable moving company. You can find many options and can choose one that looks well known and safe for your needs.</text:p>
      <text:h text:style-name="P11" text:outline-level="3">Reviews, ratings, and Comments</text:h>
      <text:p text:style-name="P24"><text:span text:style-name="T6">Do you want to hire a safe and </text:span><text:a xlink:type="simple" xlink:href="https://www.sehdevpackers.com/packers-movers-gurgaon" office:target-frame-name="_blank" xlink:show="new"><text:span text:style-name="T30">verified packers and movers company</text:span></text:a><text:span text:style-name="T6">? If your answer is yes then you should go with this point. Of course, we want to say reviews, ratings, and comments. A reliable moving company has always good reviews, ratings, and comments.</text:span></text:p>
      <text:p text:style-name="P26">So, to choose the best moving company you must check for these types of things. Surely, it will help you a lot.</text:p>
      <text:h text:style-name="P8" text:outline-level="4">Well known, registered, and ISO certified</text:h>
      <text:p text:style-name="P26">Hundreds of people have given priority to the team of verified packers and movers when it comes to the relocation. These teams help you a lot by making your moving ways easier. But, to go with a safe moving company you must follow this tip/point.</text:p>
      <text:p text:style-name="P26"><text:soft-page-break/>If we say simply, then well clear all your moving doubts and go with a company that is well known and has goodwill. Moreover, you should choose a company that is ISO certified and registered.</text:p>
      <text:p text:style-name="P24"><text:span text:style-name="Strong_20_Emphasis"><text:span text:style-name="T8">FAQs</text:span></text:span></text:p>
      <text:p text:style-name="P24"><text:span text:style-name="Strong_20_Emphasis"><text:span text:style-name="T8">Sehdev Packers and movers group is verified?</text:span></text:span></text:p>
      <text:p text:style-name="P26">You can find many moving companies at different and different locations. But, you should always be aware of fake moving companies. Sehdev Packers and movers team are completely safe and verified.</text:p>
      <text:p text:style-name="P26">We are ISO certified and trustworthy moving company and we have a complete range of all moving solutions for you. Our team does every possible thing to make you believe and feel relaxed. We provide all the legal documents and papers. So, you can trust us easily.</text:p>
      <text:p text:style-name="P24"><text:span text:style-name="Strong_20_Emphasis"><text:span text:style-name="T8">Can I get coverage for damages while moving?</text:span></text:span></text:p>
      <text:p text:style-name="P26">Damages and dents are common during moving. But, with the help of our professional and quality packing services, you can fix the safety of your valuables. But, if we talk about the coverage for damages and dents then we can take the name of transit insurance.</text:p>
      <text:p text:style-name="P26">Of course, you get transit insurance from our company that can cover complete losses, damages, and dents in accidental cases. So, we can say that our team is the best moving company for your shifting needs.</text:p>
      <text:p text:style-name="P24"><text:span text:style-name="Strong_20_Emphasis"><text:span text:style-name="T8">Do you ask for hidden charges like other movers?</text:span></text:span></text:p>
      <text:p text:style-name="P26">Our moving services are the best and completely safe for you. We do every possible thing to make you happy, but, if we talk about the hidden charges then there is no need to worry we tell the prices in the quotations.</text:p>
      <text:p text:style-name="P26">We mention every little and important thing in different documents. So, you can clear your thoughts and can choose us.</text:p>
      <text:p text:style-name="P26">Now, to get in touch with our moving company you can take a look at the official website of Sehdev packers and movers and can book your move. You can also make a call and ask for the services easily. </text:p>
      <text:h text:style-name="P19" text:outline-level="1"><text:span text:style-name="T49">PACKERS AND MOVERS CHARGES</text:span></text:h>
      <text:p text:style-name="P43"><text:span text:style-name="T54">These days, you can find different technologies and services to solve your different kinds of problems. For example, we can take the name of packing and moving or relocation services. Of course, a relocation team is the one that helps you a lot to make your move better and easy.</text:span></text:p>
      <text:p text:style-name="P26"><text:soft-page-break/>You get completely safe and secure results with a reliable moving company for the shifting of your valuables. Before saying anything you should take a look at the meaning of relocation services. You know that moving from here to there is not an easy thing because you have to complete a lot of moving tasks.</text:p>
      <text:p text:style-name="P26">With the help of relocation services, you can get a complete range of facilities for the moving of your valuables. If we say in simple words then with the help of these types of services you can move your goods from here to there and can get affordable services. </text:p>
      <text:p text:style-name="P26">Relocation services are also known as shifting and moving and these services are the priority of people when it comes to the relocation of different goods. You can get different move facilities with the help of such services. For example, we can say home relocation, office relocation, car relocation, bike relocation, and many more. </text:p>
      <text:p text:style-name="P26">But, many people want to know about the costs and prices of a moving company. So, if you also want to know then you should go with us. Of course, we are going to tell you some tips to know the price or costs of a moving company. Now, you should read the following points for packers and movers charges.</text:p>
      <text:p text:style-name="P26">1. According to goods:</text:p>
      <text:p text:style-name="P26">You can find different moving companies that can help you a lot by making your moving ways easier. But, if we talk about the costs and prices of moving company then we can say that a company can charge according to your goods.</text:p>
      <text:p text:style-name="P26">In other words, if you have a big number of the goods that you want to shift then you can get higher charges from the team of movers and packers. But, if you are thinking to move or relocate a few numbers of goods then you can get little charges for your move.</text:p>
      <text:p text:style-name="P26">2. Charges depend on distance:</text:p>
      <text:p text:style-name="P26">Shifting or relocation is very common among people because many people do shift from here to there for various reasons. Now, if we talk about the charges and costs of moving then we can take this point and can say that it depends on the distance.</text:p>
      <text:p text:style-name="P26">Yes, if you are thinking to relocate your goods in the way of the long distance then the charges from your moving will be higher. But, in the opposite condition if you want to move your goods at a short distance then charges will be less. </text:p>
      <text:p text:style-name="P26">3. Moving category:</text:p>
      <text:p text:style-name="P26">Do you want to know the charges of moving? If yes then you can go with this point. If we say simply then packers and movers charges also depend on your moving category. In other words, it depends on the moving services that you are going to hire. </text:p>
      <text:p text:style-name="P26"><text:soft-page-break/>For example, charges of home relocation and office relocation can be different. But, one thing that you should always take care of is that hire a professional and safe moving company.</text:p>
      <text:p text:style-name="P26">FAQs</text:p>
      <text:p text:style-name="P26">1. What will be the charges of moving a bike?</text:p>
      <text:p text:style-name="P26">Moving a bike from one location to another is really hassling. A bike is not a toy and you have to do a lot for the moving of a bike. If we talk about the costs and charges of moving a bike then we can say that a company can charge according to its CC and model.</text:p>
      <text:p text:style-name="P26">Of course, charges can be different in the bike moving process and it also depends on the distance. To know about your bike you should make a call to the experts of Sehdev packers and movers right now.</text:p>
      <text:p text:style-name="P26">2. Is the Sehdev packers and movers team is safe?</text:p>
      <text:p text:style-name="P26">There is no doubt that hundreds of people shift their valuables with the help of packers and movers. But, if we talk about our team then we can say that Sehdev packers and movers are completely safe for you because we are well known, registered, and ISO certified.</text:p>
      <text:p text:style-name="P26">We understand the needs of our customers and do every possible thing to make their moving ways safe.</text:p>
      <text:p text:style-name="P26">3. Do you provide storage and warehouse services?</text:p>
      <text:p text:style-name="P26">Storage and warehouse services are really useful and beneficial. With the help of our team, you can get quality storage and warehouse services for your valuables. You can store anything from your household to commercial goods and from your bike to car. </text:p>
      <text:p text:style-name="P26">Our services are complete the best and our costs and charges are affordable for you. so, without thinking about anything make a call to the experts of our team right now.</text:p>
      <text:p text:style-name="P42"><text:span text:style-name="T37"/></text:p>
      <text:p text:style-name="P42"><text:span text:style-name="T37">FAQs.</text:span></text:p>
      <text:p text:style-name="P42"><text:span text:style-name="T37"/></text:p>
      <text:p text:style-name="P48"><text:a xlink:type="simple" xlink:href="#ans1"><text:span text:style-name="T39">Why one should choose us?</text:span></text:a></text:p>
      <text:section text:style-name="Sect1" text:name="ans1">
        <text:p text:style-name="P23">Moving is one of the most difficult tasks and you need a lot of experience to complete such tasks. So, many people prefer relocation services. We also offer all kinds of packing and moving services to make your move easy like packing, loading, etc…</text:p>
        <text:p text:style-name="P20">There is no doubt in saying that packing of your goods should be done by professionals so that your goods remain in good condition while transportation. Similarly, you need to take the best loading services for the safety of your goods.</text:p>
        <text:p text:style-name="P20"><text:soft-page-break/>So, without having a doubt, you can choose us because our services are the best and easy option for moving at affordable rates for you. Moreover, we offer storage and warehouse services that can complete your storage needs. So, make a call to our experts right now. </text:p>
        <text:p text:style-name="P20">Sehdev Packers value the client and his valuable belongings. We have the requisite vehicle carrier which can load the car in your presence at your home and similarly can deliver the same at your new home.</text:p>
      </text:section>
      <text:p text:style-name="P47"><text:a xlink:type="simple" xlink:href="#ans2"><text:span text:style-name="T38">How do we handle premium objects and vehicles?</text:span></text:a></text:p>
      <text:section text:style-name="Sect1" text:name="ans2">
        <text:p text:style-name="P23">Without a doubt, we have a team of experts that help you in many ways and by choosing us you can get quality services for the shifting or relocation of your goods. We make your move easy at affordable rates and that is why you can hire us.</text:p>
        <text:p text:style-name="P20">If you want to know that how do we handle premium objects and vehicles then we can say that we have a big team of experts and skilled staff that help you in a professional way. We provide a quality packing facility for your expensive and delicate items.</text:p>
        <text:p text:style-name="P20">Moreover, we bring quality packing material with us and provide you safe transportation as well. So, without any kind of delay, you can hire us. Make a call and ask for the prices right now.</text:p>
      </text:section>
      <text:p text:style-name="P47"><text:a xlink:type="simple" xlink:href="#ans3"><text:span text:style-name="T38">Can you callback us to understand our shifting needs?</text:span></text:a></text:p>
      <text:section text:style-name="Sect1" text:name="ans3">
        <text:p text:style-name="P23">Of course, we will call you back and provide you the quality time. in other words, you know that moving is a difficult and stressful task and when people hire us it is our first duty to clear all doubt of people.</text:p>
        <text:p text:style-name="P20">We tell our customers that how we are safe and how properly we do work for our customers. Moreover, we also tell or help to understand that what they need to do for a successful relocation and provide them quality services.</text:p>
        <text:p text:style-name="P20">So, we would take this as an honor to call you back and assist, please drop your contact details at our inquiry page. As a quick option, you can click the WhatsApp button visible on the mobile screen while browsing https://www.sehdevpackers.com and share your query through it.</text:p>
      </text:section>
      <text:p text:style-name="P47"><text:a xlink:type="simple" xlink:href="#ans4"><text:span text:style-name="T38">How will you move our cars from one country to another?</text:span></text:a></text:p>
      <text:section text:style-name="Sect1" text:name="ans4">
        <text:p text:style-name="P23">Many people move their cars from one country to other and if you are also thinking to move your car then you can choose us. We give our quality services to make your move safe and Reliable vehicle logistics are available when shipping your vehicles across the globe. </text:p>
        <text:p text:style-name="P20">We ship cars using shipping containers. Moreover, we also do all legal documentary formalities that are very important for the safe movement of your car. So, without having a question in your mind you can hire us.</text:p>
      </text:section>
      <text:p text:style-name="P47"><text:a xlink:type="simple" xlink:href="#ans5"><text:span text:style-name="T38">Why do I need insurance if everything is packed professionally?</text:span></text:a></text:p>
      <text:section text:style-name="Sect1" text:name="ans5">
        <text:p text:style-name="P23">There is no doubt in saying that we provide quality services for the packing of your goods and that is why you can take a breath of relief that your goods are in safe hands. But, there is a question that why do you need insurance if everything is packed professionally?</text:p>
        <text:p text:style-name="P20"><text:soft-page-break/>So, we can say that insurance helps you in a good way and you should take it due to unforeseen reasons such as fire, accidents, etc during the moving -process. It is always a better choice to get the goods insured. As it would save you from any loss in case the items are damaged or destroyed.</text:p>
        <text:p text:style-name="P20">Moreover, it is easy to take and provides you many benefits like it offers complete coverage for damages and losses. So, always choose it before moving your belongings.</text:p>
      </text:section>
      <text:p text:style-name="P47"><text:a xlink:type="simple" xlink:href="#ans6"><text:span text:style-name="T38">What are my responsibilities during the moving process?</text:span></text:a></text:p>
      <text:section text:style-name="Sect1" text:name="ans6">
        <text:p text:style-name="P23">Many people move their goods from a location to another and they take every possible step to make it easy but if we talk that what are your responsibilities during the moving process then there are many things such as you should provide copies of your legal documents.</text:p>
        <text:p text:style-name="P20">Moreover, you should hire a professional and trustworthy team and should trust and behave properly with them. You should also make a list of the items that you are moving. Moreover, you should keep your jewels items separately.</text:p>
      </text:section>
      <text:p text:style-name="P47"><text:a xlink:type="simple" xlink:href="#ans7"><text:span text:style-name="T38">Do you offer door to door services?</text:span></text:a></text:p>
      <text:section text:style-name="Sect1" text:name="ans7">
        <text:p text:style-name="P23">Door to door moving is a very common need for all people that are moving their goods and if you are also moving and want to take this service then our answer will be yes. We offer door to door services and move your goods safely.</text:p>
        <text:p text:style-name="P20">Our team will come to your door and pick your goods and the team will drop your goods at the door of the delivery point as well. So, without a doubt, we provide door to door services for the easy shifting of your goods.</text:p>
      </text:section>
      <text:p text:style-name="P47"><text:a xlink:type="simple" xlink:href="#ans8"><text:span text:style-name="T38">Is your company legal and registered?</text:span></text:a></text:p>
      <text:section text:style-name="Sect1" text:name="ans8">
        <text:p text:style-name="P23">Of course, our company is completely safe and legal and you can hire us without thinking anything. Our company is a well known and ISO certified company that can make your move safe.</text:p>
        <text:p text:style-name="P20">We complete all legal formalities before providing services to the customers and also take all legal documents from our customers to move their goods. We know that safety is the priority for our customers and that is why we are completely safe for you.</text:p>
      </text:section>
      <text:p text:style-name="P42"><text:span text:style-name="T3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alibri" svg:font-family="Calibri, sans-serif"/>
    <style:font-face style:name="OpenSymbol" svg:font-family="OpenSymbol"/>
    <style:font-face style:name="Times New Roman2" svg:font-family="'Times New Roman'"/>
    <style:font-face style:name="Times New Roman1" svg:font-family="'Times New Roman', serif"/>
    <style:font-face style:name="apple-system" svg:font-family="apple-system, BlinkMacSystemFont, 'Segoe UI', Roboto, 'Helvetica Neue', Arial, 'Noto Sans', sans-serif, 'Apple Color Emoji', 'Segoe UI Emoji', 'Segoe UI Symbol', 'Noto Color Emoji'"/>
    <style:font-face style:name="inherit" svg:font-family="inheri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07T10:12:47.07</meta:creation-date>
    <dc:date>2022-03-07T10:25:51.20</dc:date>
    <meta:editing-duration>P0D</meta:editing-duration>
    <meta:editing-cycles>1</meta:editing-cycles>
    <meta:document-statistic meta:table-count="0" meta:image-count="5" meta:object-count="0" meta:page-count="37" meta:paragraph-count="383" meta:word-count="16590" meta:character-count="92761" meta:non-whitespace-character-count="76547"/>
    <meta:generator>LibreOffice/3.6$Windows_x86 LibreOffice_project/2ef5aff-a6fb0ff-166bdff-cf087ad-0f1389</meta:generator>
  </office:meta>
</office:document-meta>
</file>